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9000001313E1964E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3366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3366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right" draw:textarea-vertical-align="top" draw:auto-grow-height="true" fo:padding-top="0.125cm" fo:padding-bottom="0.125cm" fo:padding-left="0.25cm" fo:padding-right="0.25cm" fo:wrap-option="wrap"/>
      <style:paragraph-properties style:writing-mode="tb-rl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56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2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66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ffff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默认-notes">
      <style:graphic-properties draw:stroke="none" draw:fill="none" draw:fill-color="#ffffff" fo:min-height="11.41cm"/>
    </style:style>
    <style:style style:name="pr2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3.493cm" fo:min-width="0cm" fo:padding-top="0cm" fo:padding-bottom="0cm" fo:padding-left="0cm" fo:padding-right="0cm" fo:wrap-option="wrap" draw:shadow-color="#808080"/>
    </style:style>
    <style:style style:name="pr3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13.646cm" fo:min-width="0cm" fo:padding-top="0.056cm" fo:padding-bottom="0cm" fo:padding-left="0cm" fo:padding-right="0cm" fo:wrap-option="wrap" draw:shadow-color="#808080"/>
    </style:style>
    <style:style style:name="pr4" style:family="presentation" style:parent-style-name="默认-notes">
      <style:graphic-properties draw:stroke="none" draw:fill="none" draw:fill-color="#ffffff" fo:min-height="11.396cm"/>
    </style:style>
    <style:style style:name="pr5" style:family="presentation" style:parent-style-name="默认-title">
      <style:graphic-properties draw:stroke="none" draw:fill="none" draw:fill-color="#ffffff" fo:min-height="3.495cm" draw:shadow-color="#808080"/>
    </style:style>
    <style:style style:name="pr6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4.182cm" fo:min-width="0cm" fo:padding-top="0cm" fo:padding-bottom="0cm" fo:padding-left="0cm" fo:padding-right="0cm" fo:wrap-option="wrap" draw:shadow-color="#808080"/>
    </style:style>
    <style:style style:name="pr7" style:family="presentation" style:parent-style-name="默认-notes">
      <style:graphic-properties draw:stroke="none" draw:fill="none" draw:fill-color="#ffffff" fo:min-height="11.405cm"/>
    </style:style>
    <style:style style:name="pr8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3.498cm" fo:min-width="0cm" fo:padding-top="0cm" fo:padding-bottom="0cm" fo:padding-left="0cm" fo:padding-right="0cm" fo:wrap-option="wrap" draw:shadow-color="#808080"/>
    </style:style>
    <style:style style:name="pr9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13.65cm" fo:min-width="0cm" fo:padding-top="0.056cm" fo:padding-bottom="0cm" fo:padding-left="0cm" fo:padding-right="0cm" fo:wrap-option="wrap" draw:shadow-color="#808080"/>
    </style:style>
    <style:style style:name="pr10" style:family="presentation" style:parent-style-name="默认-notes">
      <style:graphic-properties draw:stroke="none" draw:fill="none" draw:fill-color="#ffffff" fo:min-height="11.401cm"/>
    </style:style>
    <style:style style:name="pr11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4.99cm" fo:min-width="0cm" fo:padding-top="0.056cm" fo:padding-bottom="0cm" fo:padding-left="0cm" fo:padding-right="0cm" fo:wrap-option="wrap" draw:shadow-color="#808080"/>
    </style:style>
    <style:style style:name="pr12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1.991cm" fo:min-width="0cm" fo:padding-top="0.056cm" fo:padding-bottom="0cm" fo:padding-left="0cm" fo:padding-right="0cm" fo:wrap-option="wrap" draw:shadow-color="#808080"/>
    </style:style>
    <style:style style:name="pr13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4.345cm" fo:min-width="0cm" fo:padding-top="0cm" fo:padding-bottom="0cm" fo:padding-left="0cm" fo:padding-right="0cm" fo:wrap-option="wrap" draw:shadow-color="#808080"/>
    </style:style>
    <style:style style:name="pr14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3.49cm" fo:min-width="0cm" fo:padding-top="0.056cm" fo:padding-bottom="0cm" fo:padding-left="0cm" fo:padding-right="0cm" fo:wrap-option="wrap" draw:shadow-color="#808080"/>
    </style:style>
    <style:style style:name="pr15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16.106cm" fo:min-width="0cm" fo:padding-top="0.056cm" fo:padding-bottom="0cm" fo:padding-left="0cm" fo:padding-right="0cm" fo:wrap-option="wrap" draw:shadow-color="#808080"/>
    </style:style>
    <style:style style:name="pr16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6.489cm" fo:min-width="0cm" fo:padding-top="0.056cm" fo:padding-bottom="0cm" fo:padding-left="0cm" fo:padding-right="0cm" fo:wrap-option="wrap" draw:shadow-color="#808080"/>
    </style:style>
    <style:style style:name="pr17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7.719cm" fo:min-width="0cm" fo:padding-top="0.056cm" fo:padding-bottom="0cm" fo:padding-left="0cm" fo:padding-right="0cm" fo:wrap-option="wrap" draw:shadow-color="#808080"/>
    </style:style>
    <style:style style:name="pr18" style:family="presentation" style:parent-style-name="默认-title">
      <style:graphic-properties draw:stroke="none" draw:fill="none" draw:fill-color="#ffffff" fo:min-height="3.499cm" draw:shadow-color="#808080"/>
    </style:style>
    <style:style style:name="pr19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4.491cm" fo:min-width="0cm" fo:padding-top="0.056cm" fo:padding-bottom="0cm" fo:padding-left="0cm" fo:padding-right="0cm" fo:wrap-option="wrap" draw:shadow-color="#808080"/>
    </style:style>
    <style:style style:name="pr20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13.945cm" fo:min-width="0cm" fo:padding-top="0.056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indent="0cm" style:line-break="strict" style:writing-mode="tb-rl"/>
    </style:style>
    <style:style style:name="P2" style:family="paragraph">
      <style:paragraph-properties style:writing-mode="tb-rl" style:font-independent-line-spacing="true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.952cm" fo:margin-right="0cm" fo:text-indent="-0.944cm" style:line-break="strict"/>
    </style:style>
    <style:style style:name="P6" style:family="paragraph">
      <style:paragraph-properties fo:margin-left="0cm" fo:margin-right="0cm" fo:line-height="95%" fo:text-indent="0cm" style:line-break="stric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.952cm" fo:margin-right="0cm" fo:line-height="95%" fo:text-indent="-0.939cm" style:line-break="strict"/>
    </style:style>
    <style:style style:name="P9" style:family="paragraph">
      <style:paragraph-properties fo:margin-left="0.952cm" fo:margin-right="0cm" fo:line-height="95%" fo:text-indent="-0.944cm" style:line-break="strict"/>
    </style:style>
    <style:style style:name="P10" style:family="paragraph">
      <style:paragraph-properties fo:margin-left="0.952cm" fo:margin-right="0cm" fo:text-indent="-0.939cm" style:line-break="strict"/>
    </style:style>
    <style:style style:name="P11" style:family="paragraph">
      <style:paragraph-properties fo:margin-left="0cm" fo:margin-right="0cm" fo:line-height="95%" fo:text-align="center" fo:text-indent="0cm" style:line-break="strict"/>
    </style:style>
    <style:style style:name="P12" style:family="paragraph">
      <style:paragraph-properties fo:margin-left="0.952cm" fo:margin-right="0cm" fo:line-height="100%" fo:text-indent="-0.944cm" style:line-break="strict"/>
    </style:style>
    <style:style style:name="T1" style:family="text">
      <style:text-properties fo:color="#e6ff00" fo:font-family="華康歐陽詢體" style:font-family-generic="script" style:font-pitch="variable" fo:font-size="108pt" fo:language="en" fo:country="GB" style:font-family-asian="華康歐陽詢體" style:font-family-generic-asian="script" style:font-pitch-asian="variable" style:font-size-asian="108pt" style:language-asian="zh" style:country-asian="TW" style:font-family-complex="華康歐陽詢體" style:font-family-generic-complex="script" style:font-pitch-complex="variable" style:font-size-complex="108pt"/>
    </style:style>
    <style:style style:name="T2" style:family="text">
      <style:text-properties fo:color="#ffff66" fo:font-family="華康歐陽詢體" style:font-family-generic="script" style:font-pitch="variable" fo:font-size="128pt" fo:language="en" fo:country="GB" style:font-family-asian="華康歐陽詢體" style:font-family-generic-asian="script" style:font-pitch-asian="variable" style:font-size-asian="128pt" style:language-asian="zh" style:country-asian="TW" style:font-family-complex="華康歐陽詢體" style:font-family-generic-complex="script" style:font-pitch-complex="variable" style:font-size-complex="128pt"/>
    </style:style>
    <style:style style:name="T3" style:family="text">
      <style:text-properties fo:font-family="方正字迹-张颢硬笔楷书" style:font-pitch="variable" fo:font-size="42pt" fo:language="en" fo:country="GB" style:font-family-asian="方正字迹-张颢硬笔楷书" style:font-pitch-asian="variable" style:font-size-asian="42pt" style:language-asian="zh" style:country-asian="TW" style:font-family-complex="方正字迹-张颢硬笔楷书" style:font-pitch-complex="variable" style:font-size-complex="42pt"/>
    </style:style>
    <style:style style:name="T4" style:family="text">
      <style:text-properties fo:font-family="方正字迹-张颢硬笔楷书" style:font-pitch="variable" fo:font-size="46pt" fo:language="en" fo:country="GB" style:font-family-asian="方正字迹-张颢硬笔楷书" style:font-pitch-asian="variable" style:font-size-asian="46pt" style:language-asian="zh" style:country-asian="TW" style:font-family-complex="方正字迹-张颢硬笔楷书" style:font-pitch-complex="variable" style:font-size-complex="46pt"/>
    </style:style>
    <style:style style:name="T5" style:family="text">
      <style:text-properties fo:color="#e6ff00" fo:font-family="方正字迹-张颢硬笔楷书" style:font-pitch="variable" fo:font-size="44pt" fo:language="en" fo:country="GB" style:font-family-asian="方正字迹-张颢硬笔楷书" style:font-pitch-asian="variable" style:font-size-asian="44pt" style:language-asian="zh" style:country-asian="TW" style:font-family-complex="方正字迹-张颢硬笔楷书" style:font-pitch-complex="variable" style:font-size-complex="44pt"/>
    </style:style>
    <style:style style:name="T6" style:family="text">
      <style:text-properties fo:language="en" fo:country="GB" style:language-asian="zh" style:country-asian="TW"/>
    </style:style>
    <style:style style:name="T7" style:family="text">
      <style:text-properties fo:color="#ffff00" fo:font-size="40pt" fo:language="en" fo:country="US" style:font-size-asian="40pt" style:font-size-complex="40pt"/>
    </style:style>
    <style:style style:name="T8" style:family="text">
      <style:text-properties fo:color="#ffff00" fo:font-size="40pt" fo:language="en" fo:country="GB" style:font-size-asian="40pt" style:language-asian="zh" style:country-asian="TW" style:font-size-complex="40pt"/>
    </style:style>
    <style:style style:name="T9" style:family="text">
      <style:text-properties fo:font-size="40pt" fo:language="en" fo:country="US" style:font-size-asian="40pt" style:font-size-complex="40pt"/>
    </style:style>
    <style:style style:name="T10" style:family="text">
      <style:text-properties fo:font-size="40pt" fo:language="en" fo:country="GB" style:font-size-asian="40pt" style:language-asian="zh" style:country-asian="TW" style:font-size-complex="40pt"/>
    </style:style>
    <style:style style:name="T11" style:family="text">
      <style:text-properties fo:font-size="48pt" fo:language="en" fo:country="GB" style:font-size-asian="48pt" style:language-asian="zh" style:country-asian="TW" style:font-size-complex="48pt"/>
    </style:style>
    <style:style style:name="T12" style:family="text">
      <style:text-properties fo:font-family="文鼎隶书U30-M" style:font-family-generic="script" style:font-pitch="variable" fo:font-size="52pt" fo:language="en" fo:country="GB" style:font-family-asian="文鼎隶书U30-M" style:font-family-generic-asian="script" style:font-pitch-asian="variable" style:font-size-asian="52pt" style:language-asian="zh" style:country-asian="TW" style:font-family-complex="文鼎隶书U30-M" style:font-family-generic-complex="script" style:font-pitch-complex="variable" style:font-size-complex="52pt"/>
    </style:style>
    <style:style style:name="T13" style:family="text">
      <style:text-properties fo:font-family="文鼎隶书U30-M" style:font-family-generic="script" style:font-pitch="variable" fo:font-size="52pt" fo:language="en" fo:country="US" style:font-family-asian="文鼎隶书U30-M" style:font-family-generic-asian="script" style:font-pitch-asian="variable" style:font-size-asian="52pt" style:language-asian="zh" style:country-asian="TW" style:font-family-complex="文鼎隶书U30-M" style:font-family-generic-complex="script" style:font-pitch-complex="variable" style:font-size-complex="52pt"/>
    </style:style>
    <style:style style:name="T14" style:family="text">
      <style:text-properties fo:font-family="文鼎隶书U30-M" style:font-family-generic="script" style:font-pitch="variable" fo:font-size="54pt" fo:language="en" fo:country="GB" style:font-family-asian="文鼎隶书U30-M" style:font-family-generic-asian="script" style:font-pitch-asian="variable" style:font-size-asian="54pt" style:language-asian="zh" style:country-asian="TW" style:font-family-complex="文鼎隶书U30-M" style:font-family-generic-complex="script" style:font-pitch-complex="variable" style:font-size-complex="54pt"/>
    </style:style>
    <style:style style:name="T15" style:family="text">
      <style:text-properties fo:font-family="方正字迹-张颢硬笔楷书" style:font-pitch="variable" fo:font-size="52pt" fo:language="en" fo:country="GB" style:font-family-asian="方正字迹-张颢硬笔楷书" style:font-pitch-asian="variable" style:font-size-asian="52pt" style:language-asian="zh" style:country-asian="TW" style:font-family-complex="方正字迹-张颢硬笔楷书" style:font-pitch-complex="variable" style:font-size-complex="52pt"/>
    </style:style>
    <style:style style:name="T16" style:family="text">
      <style:text-properties fo:font-family="方正字迹-张颢硬笔楷书" style:font-pitch="variable" fo:font-size="52pt" fo:language="en" fo:country="US" style:font-family-asian="方正字迹-张颢硬笔楷书" style:font-pitch-asian="variable" style:font-size-asian="52pt" style:font-family-complex="方正字迹-张颢硬笔楷书" style:font-pitch-complex="variable" style:font-size-complex="52pt"/>
    </style:style>
    <style:style style:name="T17" style:family="text">
      <style:text-properties fo:color="#e6e6e6" fo:font-family="方正字迹-张颢硬笔楷书" style:font-pitch="variable" fo:font-size="48pt" fo:language="en" fo:country="GB" style:font-family-asian="方正字迹-张颢硬笔楷书" style:font-pitch-asian="variable" style:font-size-asian="48pt" style:language-asian="zh" style:country-asian="TW" style:font-family-complex="方正字迹-张颢硬笔楷书" style:font-pitch-complex="variable" style:font-size-complex="48pt"/>
    </style:style>
    <style:style style:name="T18" style:family="text">
      <style:text-properties fo:color="#e6e6e6" fo:font-family="方正字迹-张颢硬笔楷书" style:font-pitch="variable" fo:font-size="48pt" fo:language="en" fo:country="US" style:font-family-asian="方正字迹-张颢硬笔楷书" style:font-pitch-asian="variable" style:font-size-asian="48pt" style:font-family-complex="方正字迹-张颢硬笔楷书" style:font-pitch-complex="variable" style:font-size-complex="48pt"/>
    </style:style>
    <style:style style:name="T19" style:family="text">
      <style:text-properties fo:font-size="36pt" fo:language="en" fo:country="GB" style:font-size-asian="36pt" style:language-asian="zh" style:country-asian="TW" style:font-size-complex="36pt"/>
    </style:style>
    <style:style style:name="T20" style:family="text">
      <style:text-properties fo:color="#ff9966" fo:font-family="文鼎隶书U30-M" style:font-family-generic="script" style:font-pitch="variable" fo:font-size="54pt" fo:language="en" fo:country="GB" fo:font-weight="bold" style:font-family-asian="文鼎隶书U30-M" style:font-family-generic-asian="script" style:font-pitch-asian="variable" style:font-size-asian="54pt" style:language-asian="zh" style:country-asian="TW" style:font-weight-asian="bold" style:font-family-complex="文鼎隶书U30-M" style:font-family-generic-complex="script" style:font-pitch-complex="variable" style:font-size-complex="54pt" style:font-weight-complex="bold"/>
    </style:style>
    <style:style style:name="T21" style:family="text">
      <style:text-properties fo:color="#e6e6e6" fo:font-family="方正字迹-张颢硬笔楷书" style:font-pitch="variable" fo:font-size="36pt" fo:language="en" fo:country="GB" style:font-family-asian="方正字迹-张颢硬笔楷书" style:font-pitch-asian="variable" style:font-size-asian="36pt" style:language-asian="zh" style:country-asian="TW" style:font-family-complex="方正字迹-张颢硬笔楷书" style:font-pitch-complex="variable" style:font-size-complex="36pt"/>
    </style:style>
    <style:style style:name="T22" style:family="text">
      <style:text-properties fo:font-size="48pt" fo:language="en" fo:country="US" style:font-size-asian="48pt" style:font-size-complex="48pt"/>
    </style:style>
    <style:style style:name="T23" style:family="text">
      <style:text-properties fo:font-family="文鼎隶书U30-M" style:font-family-generic="script" style:font-pitch="variable" fo:language="en" fo:country="GB" style:font-family-asian="文鼎隶书U30-M" style:font-family-generic-asian="script" style:font-pitch-asian="variable" style:language-asian="zh" style:country-asian="TW" style:font-family-complex="文鼎隶书U30-M" style:font-family-generic-complex="script" style:font-pitch-complex="variable"/>
    </style:style>
    <style:style style:name="T24" style:family="text">
      <style:text-properties fo:font-size="32pt" fo:language="en" fo:country="GB" style:font-size-asian="32pt" style:language-asian="zh" style:country-asian="TW" style:font-size-complex="32pt"/>
    </style:style>
    <style:style style:name="T25" style:family="text">
      <style:text-properties fo:font-size="32pt" fo:language="en" fo:country="US" style:font-size-asian="32pt" style:font-size-complex="32pt"/>
    </style:style>
    <style:style style:name="T26" style:family="text">
      <style:text-properties fo:color="#ffff00" fo:font-size="32pt" fo:language="en" fo:country="GB" style:font-size-asian="32pt" style:language-asian="zh" style:country-asian="TW" style:font-size-complex="32pt"/>
    </style:style>
    <style:style style:name="T27" style:family="text">
      <style:text-properties fo:color="#ffff00" fo:font-size="32pt" fo:language="en" fo:country="US" style:font-size-asian="32pt" style:font-size-complex="32pt"/>
    </style:style>
    <style:style style:name="T28" style:family="text">
      <style:text-properties fo:language="en" fo:country="US" style:language-asian="zh" style:country-asian="TW"/>
    </style:style>
    <style:style style:name="T29" style:family="text">
      <style:text-properties fo:font-family="明兰_Code" style:font-family-generic="modern" style:font-pitch="fixed" fo:font-size="36pt" fo:language="en" fo:country="US" style:font-size-asian="36pt" style:font-size-complex="36pt"/>
    </style:style>
    <style:style style:name="T30" style:family="text">
      <style:text-properties fo:font-size="36pt" fo:language="en" fo:country="US" style:font-size-asian="36pt" style:font-size-complex="36pt"/>
    </style:style>
    <style:style style:name="T31" style:family="text">
      <style:text-properties fo:color="#ff9966" fo:font-family="文鼎隶书U30-M" style:font-family-generic="script" style:font-pitch="variable" fo:font-size="54pt" fo:language="en" fo:country="US" fo:font-weight="bold" style:font-family-asian="文鼎隶书U30-M" style:font-family-generic-asian="script" style:font-pitch-asian="variable" style:font-size-asian="54pt" style:language-asian="zh" style:country-asian="TW" style:font-weight-asian="bold" style:font-family-complex="文鼎隶书U30-M" style:font-family-generic-complex="script" style:font-pitch-complex="variable" style:font-size-complex="54pt" style:font-weight-complex="bold"/>
    </style:style>
    <style:style style:name="T32" style:family="text">
      <style:text-properties fo:color="#e6e6e6" fo:font-family="明兰_Code" style:font-family-generic="modern" style:font-pitch="fixed" fo:font-size="36pt" fo:language="en" fo:country="US" style:font-family-asian="方正字迹-张颢硬笔楷书" style:font-pitch-asian="variable" style:font-size-asian="36pt" style:font-family-complex="方正字迹-张颢硬笔楷书" style:font-pitch-complex="variable" style:font-size-complex="36pt"/>
    </style:style>
    <style:style style:name="T33" style:family="text">
      <style:text-properties fo:color="#e6e6e6" fo:font-family="方正字迹-张颢硬笔楷书" style:font-pitch="variable" fo:font-size="36pt" fo:language="en" fo:country="US" style:font-family-asian="方正字迹-张颢硬笔楷书" style:font-pitch-asian="variable" style:font-size-asian="36pt" style:font-family-complex="方正字迹-张颢硬笔楷书" style:font-pitch-complex="variable" style:font-size-complex="36pt"/>
    </style:style>
    <style:style style:name="T34" style:family="text">
      <style:text-properties fo:font-family="明兰_Code" style:font-family-generic="modern" style:font-pitch="fixed" fo:font-size="48pt" fo:language="en" fo:country="US" style:font-size-asian="48pt" style:font-size-complex="48pt"/>
    </style:style>
    <style:style style:name="T35" style:family="text">
      <style:text-properties fo:font-family="明兰_Code" style:font-family-generic="modern" style:font-pitch="fixed" fo:font-size="48pt" fo:language="en" fo:country="GB" style:font-size-asian="48pt" style:language-asian="zh" style:country-asian="TW" style:font-size-complex="48pt"/>
    </style:style>
    <style:style style:name="T36" style:family="text">
      <style:text-properties fo:font-family="明兰_Code" style:font-family-generic="modern" style:font-pitch="fixed" fo:font-size="40pt" fo:language="en" fo:country="US" style:font-size-asian="40pt" style:font-size-complex="40pt"/>
    </style:style>
    <style:style style:name="T37" style:family="text">
      <style:text-properties fo:font-family="方正字迹-张颢硬笔楷书" style:font-pitch="variable" fo:font-size="40pt" fo:language="en" fo:country="GB" style:font-family-asian="方正字迹-张颢硬笔楷书" style:font-pitch-asian="variable" style:font-size-asian="40pt" style:language-asian="zh" style:country-asian="TW" style:font-family-complex="方正字迹-张颢硬笔楷书" style:font-pitch-complex="variable" style:font-size-complex="40pt"/>
    </style:style>
    <style:style style:name="T38" style:family="text">
      <style:text-properties fo:font-family="明兰_Code" style:font-family-generic="modern" style:font-pitch="fixed" fo:font-size="40pt" fo:language="en" fo:country="US" style:font-family-asian="方正字迹-张颢硬笔楷书" style:font-pitch-asian="variable" style:font-size-asian="40pt" style:font-family-complex="方正字迹-张颢硬笔楷书" style:font-pitch-complex="variable" style:font-size-complex="40pt"/>
    </style:style>
    <style:style style:name="T39" style:family="text">
      <style:text-properties fo:font-family="明兰_Code" style:font-family-generic="modern" style:font-pitch="fixed" fo:font-size="40pt" fo:language="en" fo:country="GB" style:font-family-asian="明兰_Code" style:font-family-generic-asian="modern" style:font-pitch-asian="fixed" style:font-size-asian="40pt" style:language-asian="zh" style:country-asian="TW" style:font-family-complex="明兰_Code" style:font-family-generic-complex="modern" style:font-pitch-complex="fixed" style:font-size-complex="40pt"/>
    </style:style>
    <style:style style:name="T40" style:family="text">
      <style:text-properties fo:font-family="明兰_Code" style:font-family-generic="modern" style:font-pitch="fixed" fo:font-size="40pt" fo:language="en" fo:country="US" style:font-family-asian="明兰_Code" style:font-family-generic-asian="modern" style:font-pitch-asian="fixed" style:font-size-asian="40pt" style:font-family-complex="明兰_Code" style:font-family-generic-complex="modern" style:font-pitch-complex="fixed" style:font-size-complex="40pt"/>
    </style:style>
    <style:style style:name="T41" style:family="text">
      <style:text-properties fo:font-size="44pt" fo:language="en" fo:country="GB" style:font-size-asian="44pt" style:language-asian="zh" style:country-asian="TW" style:font-size-complex="44pt"/>
    </style:style>
    <style:style style:name="T42" style:family="text">
      <style:text-properties fo:font-family="明兰_Code" style:font-family-generic="modern" style:font-pitch="fixed" fo:font-size="44pt" fo:language="en" fo:country="US" style:font-size-asian="44pt" style:font-size-complex="44pt"/>
    </style:style>
    <style:style style:name="T43" style:family="text">
      <style:text-properties fo:font-family="明兰_Code" style:font-family-generic="modern" style:font-pitch="fixed" fo:font-size="44pt" fo:language="en" fo:country="GB" style:font-size-asian="44pt" style:language-asian="zh" style:country-asian="TW" style:font-size-complex="44pt"/>
    </style:style>
    <style:style style:name="T44" style:family="text">
      <style:text-properties fo:color="#ffff00" fo:font-family="方正字迹-张颢硬笔楷书" style:font-pitch="variable" fo:font-size="54pt" fo:language="en" fo:country="US" style:font-family-asian="方正字迹-张颢硬笔楷书" style:font-pitch-asian="variable" style:font-size-asian="54pt" style:font-family-complex="方正字迹-张颢硬笔楷书" style:font-pitch-complex="variable" style:font-size-complex="54pt"/>
    </style:style>
    <style:style style:name="T45" style:family="text">
      <style:text-properties fo:color="#ffff00" fo:font-family="方正字迹-张颢硬笔楷书" style:font-pitch="variable" fo:font-size="54pt" fo:language="en" fo:country="GB" style:font-family-asian="方正字迹-张颢硬笔楷书" style:font-pitch-asian="variable" style:font-size-asian="54pt" style:language-asian="zh" style:country-asian="TW" style:font-family-complex="方正字迹-张颢硬笔楷书" style:font-pitch-complex="variable" style:font-size-complex="54pt"/>
    </style:style>
    <style:style style:name="T46" style:family="text">
      <style:text-properties fo:font-family="方正字迹-张颢硬笔楷书" style:font-pitch="variable" fo:font-size="44pt" fo:language="en" fo:country="GB" style:font-family-asian="方正字迹-张颢硬笔楷书" style:font-pitch-asian="variable" style:font-size-asian="44pt" style:language-asian="zh" style:country-asian="TW" style:font-family-complex="方正字迹-张颢硬笔楷书" style:font-pitch-complex="variable" style:font-size-complex="44pt"/>
    </style:style>
    <style:style style:name="T47" style:family="text">
      <style:text-properties fo:font-family="方正字迹-张颢硬笔楷书" style:font-pitch="variable" fo:font-size="48pt" fo:language="en" fo:country="GB" style:font-family-asian="方正字迹-张颢硬笔楷书" style:font-pitch-asian="variable" style:font-size-asian="48pt" style:language-asian="zh" style:country-asian="TW" style:font-family-complex="方正字迹-张颢硬笔楷书" style:font-pitch-complex="variable" style:font-size-complex="48pt"/>
    </style:style>
    <style:style style:name="T48" style:family="text">
      <style:text-properties fo:font-size="44pt" fo:language="en" fo:country="US" style:font-size-asian="44pt" style:font-size-complex="44pt"/>
    </style:style>
    <style:style style:name="T49" style:family="text">
      <style:text-properties fo:color="#ffff00" fo:font-family="方正字迹-张颢硬笔楷书" style:font-pitch="variable" fo:font-size="48pt" fo:language="en" fo:country="US" style:font-family-asian="方正字迹-张颢硬笔楷书" style:font-pitch-asian="variable" style:font-size-asian="48pt" style:font-family-complex="方正字迹-张颢硬笔楷书" style:font-pitch-complex="variable" style:font-size-complex="48pt"/>
    </style:style>
    <style:style style:name="T50" style:family="text">
      <style:text-properties fo:color="#ffff00" fo:font-family="方正字迹-张颢硬笔楷书" style:font-pitch="variable" fo:font-size="48pt" fo:language="en" fo:country="GB" style:font-family-asian="方正字迹-张颢硬笔楷书" style:font-pitch-asian="variable" style:font-size-asian="48pt" style:language-asian="zh" style:country-asian="TW" style:font-family-complex="方正字迹-张颢硬笔楷书" style:font-pitch-complex="variable" style:font-size-complex="48pt"/>
    </style:style>
    <style:style style:name="T51" style:family="text">
      <style:text-properties fo:font-family="方正字迹-张颢硬笔楷书" style:font-pitch="variable" fo:font-size="36pt" fo:language="en" fo:country="GB" style:font-family-asian="方正字迹-张颢硬笔楷书" style:font-pitch-asian="variable" style:font-size-asian="36pt" style:language-asian="zh" style:country-asian="TW" style:font-family-complex="方正字迹-张颢硬笔楷书" style:font-pitch-complex="variable" style:font-size-complex="36pt"/>
    </style:style>
    <style:style style:name="T52" style:family="text">
      <style:text-properties fo:color="#e6ff00" fo:font-size="48pt" fo:language="en" fo:country="US" style:font-size-asian="48pt" style:font-size-complex="48pt"/>
    </style:style>
    <style:style style:name="T53" style:family="text">
      <style:text-properties fo:color="#e6ff00" fo:font-size="48pt" fo:language="en" fo:country="GB" style:font-size-asian="48pt" style:language-asian="zh" style:country-asian="TW" style:font-size-complex="48pt"/>
    </style:style>
    <style:style style:name="T54" style:family="text">
      <style:text-properties fo:font-size="54pt" fo:language="en" fo:country="GB" style:font-size-asian="54pt" style:language-asian="zh" style:country-asian="TW" style:font-size-complex="54pt"/>
    </style:style>
    <style:style style:name="T55" style:family="text">
      <style:text-properties fo:color="#e6ff00" fo:font-family="華康歐陽詢體" style:font-family-generic="script" style:font-pitch="variable" fo:font-size="116pt" fo:language="en" fo:country="GB" style:font-family-asian="華康歐陽詢體" style:font-family-generic-asian="script" style:font-pitch-asian="variable" style:font-size-asian="116pt" style:language-asian="zh" style:country-asian="TW" style:font-family-complex="華康歐陽詢體" style:font-family-generic-complex="script" style:font-pitch-complex="variable" style:font-size-complex="116pt"/>
    </style:style>
    <text:list-style style:name="L1">
      <text:list-level-style-number text:level="1" style:num-format="">
        <style:list-level-properties/>
        <style:text-properties fo:color="#e6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9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默认" presentation:presentation-page-layout-name="AL1T1" xml:id="id1" draw:id="id1">
        <draw:custom-shape draw:style-name="gr1" draw:text-style-name="P2" draw:layer="layout" svg:width="4.844cm" svg:height="14.499cm" svg:x="20.997cm" svg:y="2.5cm">
          <text:list text:style-name="L1">
            <text:list-header>
              <text:p text:style-name="P1"><text:span text:style-name="T1">伸展樹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649cm" svg:height="10.001cm" svg:x="14.349cm" svg:y="8.502cm">
          <text:list text:style-name="L2">
            <text:list-header>
              <text:p text:style-name="P1"><text:span text:style-name="T2">漫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879cm" svg:height="11.501cm" svg:x="2.004cm" svg:y="10.001cm">
          <text:list text:style-name="L3">
            <text:list-header>
              <text:p text:style-name="P1"><text:span text:style-name="T3">吉林省</text:span></text:p>
              <text:p text:style-name="P1"><text:span text:style-name="T3">东北师大附中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35cm" svg:height="6.999cm" svg:x="2.501cm" svg:y="3.501cm">
          <text:list text:style-name="L3">
            <text:list-header>
              <text:p text:style-name="P1"><text:span text:style-name="T4">周圣凯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269cm" svg:height="19.002cm" svg:x="11.238cm" svg:y="1.001cm">
          <text:list text:style-name="L1">
            <text:list-header>
              <text:p text:style-name="P1"><text:span text:style-name="T5">分享我一年半的学习体会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custom-shape draw:style-name="gr2" draw:text-style-name="P3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 xml:id="id2" draw:id="id2">
        <draw:frame presentation:style-name="pr2" draw:text-style-name="P3" draw:layer="layout" svg:width="23.897cm" svg:height="3.493cm" svg:x="2.058cm" svg:y="0.785cm" presentation:class="title" presentation:user-transformed="true">
          <draw:text-box>
            <text:list text:style-name="L4">
              <text:list-header>
                <text:p text:style-name="P4"><text:span text:style-name="T6">為什麼談伸展樹？</text:span></text:p>
              </text:list-header>
            </text:list>
          </draw:text-box>
        </draw:frame>
        <draw:frame presentation:style-name="pr3" draw:text-style-name="P3" draw:layer="layout" svg:width="24.355cm" svg:height="13.702cm" svg:x="2.058cm" svg:y="5.454cm" presentation:class="outline" presentation:user-transformed="true">
          <draw:text-box>
            <text:list text:style-name="L5">
              <text:list-header>
                <text:p text:style-name="P5"><text:span text:style-name="T7">“</text:span><text:span text:style-name="T8">温故而知新，可以为师矣。”</text:span></text:p>
              </text:list-header>
            </text:list>
            <text:list text:style-name="L6">
              <text:list-header>
                <text:p text:style-name="P5"><text:span text:style-name="T9"/></text:p>
                <text:p text:style-name="P5"><text:span text:style-name="T10">　　到目前为止，我学</text:span><text:span text:style-name="T9">OI</text:span><text:span text:style-name="T10">的时间只有两年多一点。前半年多学完基础之后，我便了解了伸展树这个结构。之后的一年半里，时常温习之，亦对它了解越来越多。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2cm" svg:height="10.266cm" svg:x="3.647cm" svg:y="2.853cm" draw:page-number="2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 xml:id="id3" draw:id="id3">
        <draw:frame presentation:style-name="pr5" draw:layer="layout" svg:width="23.897cm" svg:height="3.495cm" svg:x="2.058cm" svg:y="1.032cm" presentation:class="title" presentation:placeholder="true" presentation:user-transformed="true">
          <draw:text-box/>
        </draw:frame>
        <draw:frame presentation:style-name="pr3" draw:text-style-name="P3" draw:layer="layout" svg:width="24.355cm" svg:height="13.702cm" svg:x="2.058cm" svg:y="5.454cm" presentation:class="outline" presentation:user-transformed="true">
          <draw:text-box>
            <text:list text:style-name="L6">
              <text:list-header>
                <text:p text:style-name="P5"><text:span text:style-name="T10">　　虽然从未将其直接用于比赛中，但一年半的学习时间并不短。我对它的认识和编写方式亦发生了不小变化。</text:span></text:p>
                <text:p text:style-name="P5"><text:span text:style-name="T10">　　它亦映射了我一年半的学习</text:span><text:span text:style-name="T9">OI</text:span><text:span text:style-name="T10">的体会。特此拿出来分享一下。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2cm" svg:height="10.266cm" svg:x="3.647cm" svg:y="2.853cm" draw:page-number="3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 xml:id="id4" draw:id="id4">
        <draw:frame presentation:style-name="pr5" draw:layer="layout" svg:width="23.897cm" svg:height="3.495cm" svg:x="2.058cm" svg:y="1.032cm" presentation:class="title" presentation:placeholder="true" presentation:user-transformed="true">
          <draw:text-box/>
        </draw:frame>
        <draw:frame presentation:style-name="pr3" draw:text-style-name="P3" draw:layer="layout" svg:width="24.355cm" svg:height="13.702cm" svg:x="2.058cm" svg:y="5.454cm" presentation:class="outline" presentation:user-transformed="true">
          <draw:text-box>
            <text:list text:style-name="L6">
              <text:list-header>
                <text:p text:style-name="P5"><text:span text:style-name="T11">　　下面，我将重现一遍我逐步认识它的过程。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2cm" svg:height="10.266cm" svg:x="3.647cm" svg:y="2.853cm" draw:page-number="4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9" xml:id="id5" draw:id="id5">
        <draw:frame presentation:style-name="pr6" draw:text-style-name="P3" draw:layer="layout" svg:width="23.905cm" svg:height="4.182cm" svg:x="2.094cm" svg:y="2.155cm" presentation:class="title" presentation:user-transformed="true">
          <draw:text-box>
            <text:list text:style-name="L4">
              <text:list-header>
                <text:p text:style-name="P6"><text:span text:style-name="T12">二叉排序树</text:span><text:span text:style-name="T13"><text:line-break/></text:span><text:span text:style-name="T12">（二叉检索树、二元搜寻树）</text:span></text:p>
              </text:list-header>
            </text:list>
          </draw:text-box>
        </draw:frame>
        <draw:frame draw:style-name="gr4" draw:text-style-name="P7" draw:layer="layout" svg:width="25.532cm" svg:height="11.999cm" svg:x="1.464cm" svg:y="6.998cm">
          <draw:image xlink:href="Pictures/1000000000000289000001313E1964E1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701cm" svg:height="10.275cm" svg:x="3.647cm" svg:y="2.853cm" draw:page-number="5" presentation:class="page"/>
          <draw:frame presentation:style-name="pr7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 xml:id="id6" draw:id="id6">
        <draw:frame presentation:style-name="pr8" draw:text-style-name="P3" draw:layer="layout" svg:width="23.901cm" svg:height="3.498cm" svg:x="2.058cm" svg:y="0.784cm" presentation:class="title" presentation:user-transformed="true">
          <draw:text-box>
            <text:list text:style-name="L4">
              <text:list-header>
                <text:p text:style-name="P6"><text:span text:style-name="T14">伸展樹的基本想法</text:span></text:p>
              </text:list-header>
            </text:list>
          </draw:text-box>
        </draw:frame>
        <draw:frame presentation:style-name="pr9" draw:text-style-name="P3" draw:layer="layout" svg:width="24.36cm" svg:height="13.706cm" svg:x="2.059cm" svg:y="5.454cm" presentation:class="outline" presentation:user-transformed="true">
          <draw:text-box>
            <text:list text:style-name="L6">
              <text:list-header>
                <text:p text:style-name="P8"><text:span text:style-name="T15">　　当一个节点被访问后，它就要经过一系列旋转使被放到根上。（《数据结构与算法分析──</text:span><text:span text:style-name="T16">C</text:span><text:span text:style-name="T15">语言描述》</text:span><text:span text:style-name="T16">132</text:span><text:span text:style-name="T15">页）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6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 xml:id="id7" draw:id="id7">
        <draw:frame presentation:style-name="pr5" draw:layer="layout" svg:width="23.897cm" svg:height="3.495cm" svg:x="2.058cm" svg:y="1.032cm" presentation:class="title" presentation:placeholder="true" presentation:user-transformed="true">
          <draw:text-box/>
        </draw:frame>
        <draw:frame presentation:style-name="pr11" draw:text-style-name="P3" draw:layer="layout" svg:width="24.355cm" svg:height="5.046cm" svg:x="2.058cm" svg:y="5.454cm" presentation:class="outline" presentation:user-transformed="true">
          <draw:text-box>
            <text:list text:style-name="L6">
              <text:list-header>
                <text:p text:style-name="P5"><text:span text:style-name="T11">　　于是，在下便参考学长的程序，写了一道</text:span></text:p>
              </text:list-header>
            </text:list>
          </draw:text-box>
        </draw:frame>
        <draw:custom-shape draw:style-name="gr5" draw:text-style-name="P3" xml:id="id8" draw:id="id8" draw:layer="layout" svg:width="24.355cm" svg:height="13.701cm" svg:x="3.144cm" svg:y="5.499cm">
          <text:list text:style-name="L6">
            <text:list-header>
              <text:p text:style-name="P9"><text:span text:style-name="T17">　　　　　　　　　　　　　　　　　　　</text:span><text:span text:style-name="T18">NOIP</text:span><text:span text:style-name="T17">普及组的题目……</text:span></text:p>
              <text:p text:style-name="P9"><text:span text:style-name="T17">　　但即便是第一题，也几经周折才看到</text:span><text:span text:style-name="T18">Accepted…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692cm" svg:height="10.266cm" svg:x="3.647cm" svg:y="2.853cm" draw:page-number="7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1" xml:id="id9" draw:id="id9">
        <draw:frame presentation:style-name="pr8" draw:text-style-name="P3" draw:layer="layout" svg:width="23.901cm" svg:height="3.498cm" svg:x="2.058cm" svg:y="0.784cm" presentation:class="title" presentation:user-transformed="true">
          <draw:text-box>
            <text:list text:style-name="L4">
              <text:list-header>
                <text:p text:style-name="P4"><text:span text:style-name="T6">自頂向下伸展樹</text:span></text:p>
              </text:list-header>
            </text:list>
          </draw:text-box>
        </draw:frame>
        <draw:frame presentation:style-name="pr12" draw:text-style-name="P3" draw:layer="layout" svg:width="24.359cm" svg:height="2.047cm" svg:x="2.001cm" svg:y="4cm" presentation:class="outline" presentation:user-transformed="true">
          <draw:text-box>
            <text:list text:style-name="L6">
              <text:list-header>
                <text:p text:style-name="P10"><text:span text:style-name="T19">伸展树还有一自顶向下实现方式：</text:span></text:p>
              </text:list-header>
            </text:list>
          </draw:text-box>
        </draw:frame>
        <draw:g xml:id="id10" draw:id="id10">
          <draw:custom-shape draw:style-name="gr6" draw:text-style-name="P3" draw:layer="layout" svg:width="1.984cm" svg:height="1.989cm" svg:x="11.999cm" svg:y="7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3.987cm" svg:height="7.986cm" svg:x="6.998cm" svg:y="10.99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7" draw:layer="layout" svg:x1="11.993cm" svg:y1="9.499cm" svg:x2="8.982cm" svg:y2="10.985cm">
            <text:p/>
          </draw:line>
        </draw:g>
        <draw:polyline draw:style-name="gr7" draw:text-style-name="P7" xml:id="id11" draw:id="id11" draw:layer="layout" svg:width="3.024cm" svg:height="1.525cm" svg:x="13.987cm" svg:y="9.485cm" svg:viewBox="0 0 3025 1526" draw:points="3025,1526 0,0">
          <text:p/>
        </draw:polyline>
        <draw:polyline draw:style-name="gr7" draw:text-style-name="P7" xml:id="id14" draw:id="id14" draw:layer="layout" svg:width="1.027cm" svg:height="1.498cm" svg:x="14.984cm" svg:y="12.502cm" svg:viewBox="0 0 1028 1499" draw:points="1028,0 0,1499">
          <text:p/>
        </draw:polyline>
        <draw:g xml:id="id13" draw:id="id13">
          <draw:custom-shape draw:style-name="gr6" draw:text-style-name="P3" draw:layer="layout" svg:width="1.989cm" svg:height="1.989cm" svg:x="15.998cm" svg:y="10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.981cm" svg:height="4.983cm" svg:x="17.502cm" svg:y="14.00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7" draw:layer="layout" svg:x1="17.996cm" svg:y1="12.502cm" svg:x2="18.984cm" svg:y2="13.988cm">
            <text:p/>
          </draw:line>
        </draw:g>
        <draw:g>
          <draw:custom-shape draw:style-name="gr8" draw:text-style-name="P3" draw:layer="layout" svg:width="1.989cm" svg:height="1.989cm" svg:x="14.001cm" svg:y="14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989cm" svg:height="1.989cm" svg:x="14.997cm" svg:y="16.99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3" draw:layer="layout" svg:width="1.989cm" svg:height="1.989cm" svg:x="13cm" svg:y="16.99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7" draw:layer="layout" svg:x1="14.001cm" svg:y1="15.5cm" svg:x2="14.001cm" svg:y2="16.986cm">
            <text:p/>
          </draw:line>
          <draw:line draw:style-name="gr7" draw:text-style-name="P7" draw:layer="layout" svg:x1="15.998cm" svg:y1="15.5cm" svg:x2="15.998cm" svg:y2="16.986cm">
            <text:p/>
          </draw:line>
        </draw:g>
        <draw:custom-shape draw:style-name="gr9" draw:text-style-name="P3" xml:id="id12" draw:id="id12" draw:layer="layout" svg:width="1.001cm" svg:height="2.002cm" svg:x="12.502cm" svg:y="6.00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par smil:begin="id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ooo-motionpath-left">
                  <anim:animateMotion smil:dur="2s" smil:fill="hold" smil:targetElement="id10" svg:path="M 0 0  L -0.25 0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ly-out" presentation:preset-sub-type="from-right">
                  <anim:animate smil:dur="0.5s" smil:fill="hold" smil:targetElement="id11" smil:attributeName="x" smil:values="x;1+width/2" smil:keyTimes="0;1"/>
                  <anim:animate smil:dur="0.5s" smil:fill="hold" smil:targetElement="id11" smil:attributeName="y" smil:values="y;y" smil:keyTimes="0;1"/>
                  <anim:set smil:begin="0s" smil:dur="0.001s" smil:fill="hold" smil:targetElement="id11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2s" smil:fill="hold" smil:targetElement="id12" svg:path="m-0.000665220293724945 4.76190476190043 -005h0.13351134846462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2s" smil:fill="hold" smil:targetElement="id12" svg:path="m0.142892857142857 0.0139411165889754v0.136270092207285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ooo-motionpath-right">
                  <anim:animateMotion smil:dur="2s" smil:fill="hold" smil:targetElement="id13" svg:path="M 0 0  L 0.25 0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ly-out" presentation:preset-sub-type="from-left">
                  <anim:animate smil:dur="0.5s" smil:fill="hold" smil:targetElement="id14" smil:attributeName="x" smil:values="x;0-width/2" smil:keyTimes="0;1"/>
                  <anim:animate smil:dur="0.5s" smil:fill="hold" smil:targetElement="id14" smil:attributeName="y" smil:values="y;y" smil:keyTimes="0;1"/>
                  <anim:set smil:begin="0s" smil:dur="0.001s" smil:fill="hold" smil:targetElement="id14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2s" smil:fill="hold" smil:targetElement="id12" svg:path="m0.134930835215694 0.142904761904762h-0.0542580646058373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2s" smil:fill="hold" smil:targetElement="id12" svg:path="m0.0714642857142858 0.156798259446118v0.136270092207286"/>
                </anim:par>
              </anim:par>
            </anim:par>
          </anim:seq>
        </anim:par>
        <presentation:notes draw:style-name="dp2">
          <draw:page-thumbnail draw:style-name="gr3" draw:layer="layout" svg:width="13.696cm" svg:height="10.27cm" svg:x="3.647cm" svg:y="2.853cm" draw:page-number="8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9" draw:style-name="dp3" draw:master-page-name="默认">
        <draw:custom-shape draw:style-name="gr10" draw:text-style-name="P3" draw:layer="layout" svg:width="23.901cm" svg:height="3.497cm" svg:x="2.059cm" svg:y="0.785cm">
          <text:list text:style-name="L4">
            <text:list-header>
              <text:p text:style-name="P11"><text:span text:style-name="T20">自頂向下伸展樹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4.359cm" svg:height="2.046cm" svg:x="2.002cm" svg:y="4cm">
          <text:list text:style-name="L6">
            <text:list-header>
              <text:p text:style-name="P8"><text:span text:style-name="T21">伸展树还有一自顶向下实现方式：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5" draw:id="id15">
          <draw:g>
            <draw:custom-shape draw:style-name="gr6" draw:text-style-name="P3" draw:layer="layout" svg:width="1.983cm" svg:height="1.989cm" svg:x="7.987cm" svg:y="10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3.979cm" svg:height="4.983cm" svg:x="2.999cm" svg:y="14.00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7" draw:text-style-name="P7" draw:layer="layout" svg:x1="7.985cm" svg:y1="12.502cm" svg:x2="4.98cm" svg:y2="13.988cm">
              <text:p/>
            </draw:line>
          </draw:g>
          <draw:line draw:style-name="gr7" draw:text-style-name="P7" draw:layer="layout" svg:x1="11.98cm" svg:y1="9.499cm" svg:x2="8.974cm" svg:y2="10.985cm">
            <text:p/>
          </draw:line>
        </draw:g>
        <draw:g xml:id="id16" draw:id="id16">
          <draw:line draw:style-name="gr7" draw:text-style-name="P7" draw:layer="layout" svg:x1="17.007cm" svg:y1="11.007cm" svg:x2="14cm" svg:y2="9.499cm">
            <text:p/>
          </draw:line>
          <draw:g>
            <draw:custom-shape draw:style-name="gr6" draw:text-style-name="P3" draw:layer="layout" svg:width="1.981cm" svg:height="1.98cm" svg:x="16.007cm" svg:y="11.0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977cm" svg:height="1.98cm" svg:x="17.504cm" svg:y="14.00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7" draw:text-style-name="P7" draw:layer="layout" svg:x1="18.001cm" svg:y1="12.507cm" svg:x2="18.987cm" svg:y2="13.984cm">
              <text:p/>
            </draw:line>
          </draw:g>
        </draw:g>
        <draw:custom-shape draw:style-name="gr8" draw:text-style-name="P3" draw:layer="layout" svg:width="2.002cm" svg:height="2.002cm" svg:x="11.999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3" draw:layer="layout" svg:width="1.989cm" svg:height="1.989cm" svg:x="9cm" svg:y="14.00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7" draw:layer="layout" svg:x1="10.001cm" svg:y1="12.502cm" svg:x2="10.001cm" svg:y2="13.988cm">
            <text:p/>
          </draw:line>
        </draw:g>
        <draw:g>
          <draw:custom-shape draw:style-name="gr6" draw:text-style-name="P3" draw:layer="layout" svg:width="1.989cm" svg:height="1.989cm" svg:x="15.002cm" svg:y="14.00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7" draw:layer="layout" svg:x1="15.998cm" svg:y1="12.502cm" svg:x2="15.998cm" svg:y2="13.988cm">
            <text:p/>
          </draw:line>
        </draw:g>
        <draw:custom-shape draw:style-name="gr9" draw:text-style-name="P3" draw:layer="layout" svg:width="1.001cm" svg:height="2.002cm" svg:x="12.502cm" svg:y="6.00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1+width/2;x" smil:keyTimes="0;1"/>
                  <anim:animate smil:dur="0.5s" smil:fill="hold" smil:targetElement="id1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696cm" svg:height="10.27cm" svg:x="3.647cm" svg:y="2.853cm" draw:page-number="9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1" xml:id="id17" draw:id="id17">
        <draw:frame presentation:style-name="pr8" draw:text-style-name="P3" draw:layer="layout" svg:width="23.901cm" svg:height="3.498cm" svg:x="2.058cm" svg:y="0.784cm" presentation:class="title" presentation:user-transformed="true">
          <draw:text-box>
            <text:list text:style-name="L4">
              <text:list-header>
                <text:p text:style-name="P4"><text:span text:style-name="T6">自頂向下的優勢</text:span></text:p>
              </text:list-header>
            </text:list>
          </draw:text-box>
        </draw:frame>
        <draw:frame presentation:style-name="pr9" draw:text-style-name="P3" draw:layer="layout" svg:width="24.36cm" svg:height="13.706cm" svg:x="2.059cm" svg:y="5.454cm" presentation:class="outline" presentation:user-transformed="true">
          <draw:text-box>
            <text:list text:style-name="L6">
              <text:list-header>
                <text:p text:style-name="P10"><text:span text:style-name="T11">任何时刻访问的节点都是根节点</text:span></text:p>
                <text:p text:style-name="P10"><text:span text:style-name="T22"/></text:p>
                <text:p text:style-name="P10"><text:span text:style-name="T11">查找、插入、删除等等操作与伸展操作合而为一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10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1" xml:id="id18" draw:id="id18">
        <draw:frame presentation:style-name="pr8" draw:text-style-name="P3" draw:layer="layout" svg:width="23.901cm" svg:height="3.498cm" svg:x="2.058cm" svg:y="0.784cm" presentation:class="title" presentation:user-transformed="true">
          <draw:text-box>
            <text:list text:style-name="L4">
              <text:list-header>
                <text:p text:style-name="P6"><text:span text:style-name="T23">均攤複雜度？</text:span></text:p>
              </text:list-header>
            </text:list>
          </draw:text-box>
        </draw:frame>
        <draw:frame presentation:style-name="pr9" draw:text-style-name="P3" draw:layer="layout" svg:width="24.36cm" svg:height="13.706cm" svg:x="2.059cm" svg:y="5.454cm" presentation:class="outline" presentation:user-transformed="true">
          <draw:text-box>
            <text:list text:style-name="L6">
              <text:list-header>
                <text:p text:style-name="P10"><text:span text:style-name="T24">由于均摊复杂度的局限性</text:span><text:span text:style-name="T25">, </text:span><text:span text:style-name="T24">伸展树在生活中的应用受到限制</text:span><text:span text:style-name="T25">. </text:span><text:span text:style-name="T24">想像下面的场景</text:span><text:span text:style-name="T25">: </text:span></text:p>
                <text:p text:style-name="P10"><text:span text:style-name="T24">　</text:span><text:span text:style-name="T26">　</text:span><text:span text:style-name="T27">-</text:span><text:span text:style-name="T26">我已经等了整整五十九分钟了！你们的服务怎么这么慢！</text:span></text:p>
              </text:list-header>
            </text:list>
            <text:list text:style-name="L5">
              <text:list-header>
                <text:p text:style-name="P10"><text:span text:style-name="T26">　　</text:span><text:span text:style-name="T27">-</text:span><text:span text:style-name="T26">我们的服务均摊复杂度是每人一分钟</text:span><text:span text:style-name="T27">, </text:span><text:span text:style-name="T26">也就是六十个人一个小时</text:span><text:span text:style-name="T27">. </text:span><text:span text:style-name="T26">一个小时之前</text:span><text:span text:style-name="T27">, </text:span><text:span text:style-name="T26">在你前面排队的五十九个人在一分钟之内全部得到了服务</text:span><text:span text:style-name="T27">. </text:span></text:p>
                <text:p text:style-name="P10"><text:span text:style-name="T26">　　</text:span><text:span text:style-name="T27">-……</text:span></text:p>
              </text:list-header>
            </text:list>
            <text:list text:style-name="L6">
              <text:list-header>
                <text:p text:style-name="P10"><text:span text:style-name="T24">（张昆玮〈</text:span><text:span text:style-name="T25">BST</text:span><text:span text:style-name="T24">拓展与伸展树（</text:span><text:span text:style-name="T25">Splay</text:span><text:span text:style-name="T24">）一日通〉）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11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1" xml:id="id19" draw:id="id19">
        <draw:frame presentation:style-name="pr13" draw:text-style-name="P3" draw:layer="layout" svg:width="23.901cm" svg:height="4.345cm" svg:x="2.058cm" svg:y="0.833cm" presentation:class="title" presentation:user-transformed="true">
          <draw:text-box>
            <text:list text:style-name="L4">
              <text:list-header>
                <text:p text:style-name="P4"><text:span text:style-name="T6">均攤複雜度的數據結構</text:span><text:span text:style-name="T28"><text:line-break/></text:span><text:span text:style-name="T6">其實很常見</text:span></text:p>
              </text:list-header>
            </text:list>
          </draw:text-box>
        </draw:frame>
        <draw:frame presentation:style-name="pr14" draw:text-style-name="P3" draw:layer="layout" svg:width="24.36cm" svg:height="3.546cm" svg:x="2.059cm" svg:y="5.454cm" presentation:class="outline" presentation:user-transformed="true">
          <draw:text-box>
            <text:list text:style-name="L6">
              <text:list-header>
                <text:p text:style-name="P8"><text:span text:style-name="T29">Vector</text:span><text:span text:style-name="T19">的</text:span><text:span text:style-name="T29">push_back()/add()</text:span></text:p>
                <text:p text:style-name="P8"><text:span text:style-name="T19">复杂度即为“均摊</text:span><text:span text:style-name="T29">O(1)</text:span><text:span text:style-name="T30">”</text:span></text:p>
              </text:list-header>
            </text:list>
          </draw:text-box>
        </draw:frame>
        <draw:g>
          <draw:custom-shape draw:style-name="gr6" draw:text-style-name="P3" draw:layer="layout" svg:width="1.984cm" svg:height="1.989cm" svg:x="2.999cm" svg:y="10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4cm" svg:height="1.989cm" svg:x="5.001cm" svg:y="10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9cm" svg:height="1.989cm" svg:x="6.994cm" svg:y="10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9cm" svg:height="1.989cm" svg:x="8.996cm" svg:y="10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3" draw:layer="layout" svg:width="2.002cm" svg:height="2.002cm" svg:x="2.99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002cm" svg:height="2.002cm" svg:x="5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002cm" svg:height="2.002cm" svg:x="6.99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" draw:id="id20" draw:layer="layout" svg:width="2.003cm" svg:height="2.002cm" svg:x="1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decelerate="0.5" presentation:node-type="on-click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2s" smil:fill="hold" smil:targetElement="id20" svg:path="m0 0c-0.321428571428571 0-0.321428571428571 0-0.321428571428571 0"/>
                </anim:par>
              </anim:par>
            </anim:par>
          </anim:seq>
        </anim:par>
        <presentation:notes draw:style-name="dp2">
          <draw:page-thumbnail draw:style-name="gr3" draw:layer="layout" svg:width="13.696cm" svg:height="10.27cm" svg:x="3.647cm" svg:y="2.853cm" draw:page-number="12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1T1">
        <draw:custom-shape draw:style-name="gr10" draw:text-style-name="P3" draw:layer="layout" svg:width="23.901cm" svg:height="4.344cm" svg:x="2.059cm" svg:y="0.833cm">
          <text:list text:style-name="L4">
            <text:list-header>
              <text:p text:style-name="P11"><text:span text:style-name="T20">均攤複雜度的數據結構</text:span><text:span text:style-name="T31"><text:line-break/></text:span><text:span text:style-name="T20">其實很常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4.36cm" svg:height="3.545cm" svg:x="2.059cm" svg:y="5.455cm">
          <text:list text:style-name="L6">
            <text:list-header>
              <text:p text:style-name="P8"><text:span text:style-name="T32">Vector</text:span><text:span text:style-name="T21">的</text:span><text:span text:style-name="T32">push_back()/add()</text:span></text:p>
              <text:p text:style-name="P8"><text:span text:style-name="T21">复杂度即为“均摊</text:span><text:span text:style-name="T32">O(1)</text:span><text:span text:style-name="T33">”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7" draw:id="id27">
          <draw:g>
            <draw:custom-shape draw:style-name="gr6" draw:text-style-name="P3" draw:layer="layout" svg:width="1.989cm" svg:height="1.989cm" svg:x="3.003cm" svg:y="10.001cm">
              <text:p/>
  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1.988cm" svg:height="1.989cm" svg:x="5.001cm" svg:y="10.001cm">
              <text:p/>
  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1.988cm" svg:height="1.989cm" svg:x="7.003cm" svg:y="10.001cm">
              <text:p/>
  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1.989cm" svg:height="1.989cm" svg:x="9cm" svg:y="10.001cm">
              <text:p/>
  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8" draw:text-style-name="P3" draw:layer="layout" svg:width="1.989cm" svg:height="1.989cm" svg:x="3.003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988cm" svg:height="1.989cm" svg:x="5.001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988cm" svg:height="1.989cm" svg:x="7.003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989cm" svg:height="1.989cm" svg:x="9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custom-shape draw:style-name="gr6" draw:text-style-name="P3" draw:layer="layout" svg:width="1.988cm" svg:height="1.989cm" svg:x="2.999cm" svg:y="14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8cm" svg:height="1.989cm" svg:x="5.001cm" svg:y="14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9cm" svg:height="1.989cm" svg:x="6.998cm" svg:y="14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9cm" svg:height="1.989cm" svg:x="8.996cm" svg:y="14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9cm" svg:height="1.989cm" svg:x="10.998cm" svg:y="14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9cm" svg:height="1.989cm" svg:x="12.995cm" svg:y="14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9cm" svg:height="1.989cm" svg:x="14.997cm" svg:y="14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9cm" svg:height="1.989cm" svg:x="16.995cm" svg:y="14.001cm">
            <text:p/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3" xml:id="id23" draw:id="id23" draw:layer="layout" svg:width="2.002cm" svg:height="2.002cm" svg:x="2.99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2.002cm" svg:height="2.002cm" svg:x="5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2.002cm" svg:height="2.002cm" svg:x="6.99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6" draw:id="id26" draw:layer="layout" svg:width="2.002cm" svg:height="2.002cm" svg:x="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2.003cm" svg:height="2.002cm" svg:x="1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1+width/2;x" smil:keyTimes="0;1"/>
                  <anim:animate smil:dur="0.5s" smil:fill="hold" smil:targetElement="id2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decelerate="0.5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0.5s" smil:fill="hold" smil:targetElement="id23" svg:path="m0 0v0.19047619047619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0.5s" smil:fill="hold" smil:targetElement="id24" svg:path="m0 0v0.19047619047619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0.5s" smil:fill="hold" smil:targetElement="id25" svg:path="m0 0v0.19047619047619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0.5s" smil:fill="hold" smil:targetElement="id26" svg:path="m0 0v0.19047619047619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2s" smil:fill="hold" smil:targetElement="id21" svg:path="m0 0c-0.232142857142857 0.166666666666667-0.25 0.190476190476191-0.25 0.19047619047619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presentation:node-type="on-click" presentation:preset-class="exit" presentation:preset-id="ooo-exit-fly-out" presentation:preset-sub-type="from-left">
                  <anim:animate smil:dur="0.5s" smil:fill="hold" smil:targetElement="id27" smil:attributeName="x" smil:values="x;0-width/2" smil:keyTimes="0;1"/>
                  <anim:animate smil:dur="0.5s" smil:fill="hold" smil:targetElement="id27" smil:attributeName="y" smil:values="y;y" smil:keyTimes="0;1"/>
                  <anim:set smil:begin="0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696cm" svg:height="10.27cm" svg:x="3.647cm" svg:y="2.853cm" draw:page-number="13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1" xml:id="id28" draw:id="id28">
        <draw:frame presentation:style-name="pr15" draw:text-style-name="P3" draw:layer="layout" svg:width="24.36cm" svg:height="16.162cm" svg:x="2.059cm" svg:y="2.998cm" presentation:class="outline" presentation:user-transformed="true">
          <draw:text-box>
            <text:list text:style-name="L6">
              <text:list-header>
                <text:p text:style-name="P10"><text:span text:style-name="T11">当然，现今的高级编程语言的库普遍用</text:span><text:span text:style-name="T34">ArrayList</text:span><text:span text:style-name="T11">来代替</text:span><text:span text:style-name="T34">Vector</text:span><text:span text:style-name="T35">。（</text:span><text:span text:style-name="T34">C++</text:span><text:span text:style-name="T35">亦有扩展</text:span><text:span text:style-name="T34">STL</text:span><text:span text:style-name="T35">的</text:span><text:span text:style-name="T34">__gnu_cxx::rope</text:span><text:span text:style-name="T35">）</text:span></text:p>
                <text:p text:style-name="P8"><text:span text:style-name="T34"/></text:p>
                <text:p text:style-name="P8"><text:span text:style-name="T34">ArrayList</text:span><text:span text:style-name="T35">可以提供最坏</text:span><text:span text:style-name="T34">O(sqrt(N))</text:span><text:span text:style-name="T35">的复杂度。</text:span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14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1" xml:id="id29" draw:id="id29">
        <draw:frame presentation:style-name="pr16" draw:text-style-name="P3" draw:layer="layout" svg:width="24.359cm" svg:height="6.545cm" svg:x="2.001cm" svg:y="2.5cm" presentation:class="outline" presentation:user-transformed="true">
          <draw:text-box>
            <text:list text:style-name="L6">
              <text:list-header>
                <text:p text:style-name="P10"><text:span text:style-name="T10">提起</text:span><text:span text:style-name="T36">ArrayList</text:span><text:span text:style-name="T10">，有这样两道题：</text:span></text:p>
                <text:p text:style-name="P10"><text:span text:style-name="T9"/></text:p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"><text:span text:style-name="T10">文本编辑器（</text:span><text:span text:style-name="T9">NOI2003</text:span><text:span text:style-name="T10">）</text:span></text:p>
                      </text:list-item>
                      <text:list-item>
                        <text:p text:style-name="P4"><text:span text:style-name="T10">维护数列（</text:span><text:span text:style-name="T9">NOI2005</text:span><text:span text:style-name="T10">）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3" xml:id="id30" draw:id="id30" draw:layer="layout" svg:width="24.002cm" svg:height="1.861cm" svg:x="2.002cm" svg:y="10.998cm">
          <text:list text:style-name="L3">
            <text:list-header>
              <text:p text:style-name="P6"><text:span text:style-name="T37">普通解法：块状链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xml:id="id31" draw:id="id31" draw:layer="layout" svg:width="24.002cm" svg:height="3.858cm" svg:x="2.002cm" svg:y="13cm">
          <text:list text:style-name="L3">
            <text:list-header>
              <text:p text:style-name="P6"><text:span text:style-name="T37">文艺解法：伸展树</text:span><text:span text:style-name="T38">:)</text:span></text:p>
              <text:p text:style-name="P6"><text:span text:style-name="T39">２</text:span><text:span text:style-name="T40">B</text:span><text:span text:style-name="T37">解法：略…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696cm" svg:height="10.27cm" svg:x="3.647cm" svg:y="2.853cm" draw:page-number="15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1" xml:id="id32" draw:id="id32">
        <draw:frame presentation:style-name="pr8" draw:text-style-name="P3" draw:layer="layout" svg:width="23.901cm" svg:height="3.498cm" svg:x="2.058cm" svg:y="0.784cm" presentation:class="title" presentation:user-transformed="true">
          <draw:text-box>
            <text:list text:style-name="L4">
              <text:list-header>
                <text:p text:style-name="P4"><text:span text:style-name="T6">伸展樹模擬塊狀鏈表</text:span></text:p>
              </text:list-header>
            </text:list>
          </draw:text-box>
        </draw:frame>
        <draw:frame presentation:style-name="pr9" draw:text-style-name="P3" draw:layer="layout" svg:width="24.36cm" svg:height="13.706cm" svg:x="2.059cm" svg:y="5.454cm" presentation:class="outline" presentation:user-transformed="true">
          <draw:text-box>
            <text:list text:style-name="L6">
              <text:list-header>
                <text:p text:style-name="P10"><text:span text:style-name="T41">　　只要维护每个子树的大小，就可以按</text:span><text:span text:style-name="T42">index</text:span><text:span text:style-name="T43">随机访问。</text:span></text:p>
                <text:p text:style-name="P8"><text:span text:style-name="T43">　　不维护关键字，即可当作一般序列处理。</text:span></text:p>
              </text:list-header>
            </text:list>
          </draw:text-box>
        </draw:frame>
        <anim:par presentation:node-type="timing-root">
          <anim:par smil:begin="id32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16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1" xml:id="id33" draw:id="id33">
        <draw:frame presentation:style-name="pr17" draw:text-style-name="P3" draw:layer="layout" svg:width="24.359cm" svg:height="7.775cm" svg:x="2.001cm" svg:y="1.292cm" presentation:class="outline" presentation:user-transformed="true">
          <draw:text-box>
            <text:list text:style-name="L6">
              <text:list-header>
                <text:p text:style-name="P10"><text:span text:style-name="T11">既然可以维护子树大小，那么自然也可以维护子树所代表序列的和、最值、最大子段和……</text:span></text:p>
                <text:p text:style-name="P10"><text:span text:style-name="T11"/></text:p>
              </text:list-header>
            </text:list>
          </draw:text-box>
        </draw:frame>
        <draw:frame presentation:style-name="pr8" draw:text-style-name="P3" xml:id="id34" draw:id="id34" draw:layer="layout" svg:width="23.901cm" svg:height="3.498cm" svg:x="2.001cm" svg:y="8.003cm" presentation:class="title" presentation:user-transformed="true">
          <draw:text-box>
            <text:list text:style-name="L4">
              <text:list-header>
                <text:p text:style-name="P4"><text:span text:style-name="T6">伸展樹模擬線段樹！</text:span></text:p>
              </text:list-header>
            </text:list>
          </draw:text-box>
        </draw:frame>
        <draw:custom-shape draw:style-name="gr11" draw:text-style-name="P3" xml:id="id35" draw:id="id35" draw:layer="layout" svg:width="24.002cm" svg:height="5.957cm" svg:x="2.002cm" svg:y="11.999cm">
          <text:list text:style-name="L5">
            <text:list-header>
              <text:p text:style-name="P6"><text:span text:style-name="T44">“</text:span><text:span text:style-name="T45">哇！会动的线段树！”</text:span></text:p>
            </text:list-header>
          </text:list>
          <text:list text:style-name="L3">
            <text:list-header>
              <text:p text:style-name="P6"><text:span text:style-name="T46">（张昆玮《统计的力量──线段树全接触》）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696cm" svg:height="10.27cm" svg:x="3.647cm" svg:y="2.853cm" draw:page-number="17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1" xml:id="id36" draw:id="id36">
        <draw:frame presentation:style-name="pr13" draw:text-style-name="P3" draw:layer="layout" svg:width="23.901cm" svg:height="4.345cm" svg:x="2.098cm" svg:y="1.155cm" presentation:class="title" presentation:user-transformed="true">
          <draw:text-box>
            <text:list text:style-name="L4">
              <text:list-header>
                <text:p text:style-name="P4"><text:span text:style-name="T6">伸展樹的又一強大功能：</text:span><text:span text:style-name="T28"><text:line-break/></text:span><text:span text:style-name="T6">区间统计</text:span></text:p>
              </text:list-header>
            </text:list>
          </draw:text-box>
        </draw:frame>
        <draw:custom-shape draw:style-name="gr8" draw:text-style-name="P3" draw:layer="layout" svg:width="2.002cm" svg:height="2.002cm" svg:x="13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01cm" svg:height="2.002cm" svg:x="13.498cm" svg:y="6.00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8cm" svg:x="9cm" svg:y="10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3.999cm" svg:height="4.498cm" svg:x="13cm" svg:y="14.00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17.012cm" svg:y1="11.011cm" svg:x2="14.983cm" svg:y2="9.485cm">
          <text:p/>
        </draw:line>
        <draw:line draw:style-name="gr7" draw:text-style-name="P7" draw:layer="layout" svg:x1="10.998cm" svg:y1="11.011cm" svg:x2="13cm" svg:y2="9.485cm">
          <text:p/>
        </draw:line>
        <draw:custom-shape draw:style-name="gr8" draw:text-style-name="P3" draw:layer="layout" svg:width="2.002cm" svg:height="2.002cm" svg:x="15.998cm" svg:y="10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cm" svg:height="4.498cm" svg:x="18cm" svg:y="14.00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20.011cm" svg:y1="14.014cm" svg:x2="17.983cm" svg:y2="12.488cm">
          <text:p/>
        </draw:line>
        <draw:line draw:style-name="gr7" draw:text-style-name="P7" draw:layer="layout" svg:x1="15.002cm" svg:y1="14.014cm" svg:x2="16.003cm" svg:y2="12.488cm">
          <text:p/>
        </draw:line>
        <draw:custom-shape draw:style-name="gr1" draw:text-style-name="P2" draw:layer="layout" svg:width="2.43cm" svg:height="12.999cm" svg:x="5.071cm" svg:y="6.002cm">
          <text:list text:style-name="L3">
            <text:list-header>
              <text:p text:style-name="P1"><text:span text:style-name="T47">访问区间的方式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18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1" xml:id="id37" draw:id="id37">
        <draw:frame presentation:style-name="pr8" draw:text-style-name="P3" draw:layer="layout" svg:width="23.901cm" svg:height="3.498cm" svg:x="2.058cm" svg:y="0.784cm" presentation:class="title" presentation:user-transformed="true">
          <draw:text-box>
            <text:list text:style-name="L4">
              <text:list-header>
                <text:p text:style-name="P4"><text:span text:style-name="T6">區間修改標記</text:span></text:p>
              </text:list-header>
            </text:list>
          </draw:text-box>
        </draw:frame>
        <draw:frame presentation:style-name="pr9" draw:text-style-name="P3" draw:layer="layout" svg:width="24.36cm" svg:height="13.706cm" svg:x="2.059cm" svg:y="5.454cm" presentation:class="outline" presentation:user-transformed="true">
          <draw:text-box>
            <text:list text:style-name="L6">
              <text:list-header>
                <text:p text:style-name="P10"><text:span text:style-name="T41">　　同线段树一样，伸展树亦可在子树的根节点上加修改标记。</text:span></text:p>
                <text:p text:style-name="P10"><text:span text:style-name="T48"/></text:p>
                <text:p text:style-name="P10"><text:span text:style-name="T41">　　访问某点后，应立即下传标记。</text:span></text:p>
              </text:list-header>
            </text:list>
          </draw:text-box>
        </draw:frame>
        <anim:par presentation:node-type="timing-root">
          <anim:par smil:begin="id37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19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1" xml:id="id38" draw:id="id38">
        <draw:frame presentation:style-name="pr8" draw:text-style-name="P3" xml:id="id41" draw:id="id41" draw:layer="layout" svg:width="23.901cm" svg:height="3.498cm" svg:x="2.058cm" svg:y="0.784cm" presentation:class="title" presentation:user-transformed="true">
          <draw:text-box>
            <text:list text:style-name="L4">
              <text:list-header>
                <text:p text:style-name="P4"><text:span text:style-name="T6">线段树无法模拟伸展树！</text:span></text:p>
              </text:list-header>
            </text:list>
          </draw:text-box>
        </draw:frame>
        <draw:custom-shape draw:style-name="gr5" draw:text-style-name="P3" xml:id="id39" draw:id="id39" draw:layer="layout" svg:width="24.359cm" svg:height="2.544cm" svg:x="2.002cm" svg:y="8.502cm">
          <text:list text:style-name="L5">
            <text:list-header>
              <text:p text:style-name="P8"><text:span text:style-name="T49">──</text:span><text:span text:style-name="T50">这些用线段树也可以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40" draw:id="id40" draw:layer="layout" svg:width="24.359cm" svg:height="7.774cm" svg:x="2.002cm" svg:y="10.729cm">
          <text:list text:style-name="L6">
            <text:list-header>
              <text:p text:style-name="P8"><text:span text:style-name="T17">增加／删除元素？</text:span></text:p>
              <text:p text:style-name="P8"><text:span text:style-name="T17">区间翻转？</text:span></text:p>
              <text:p text:style-name="P8"><text:span text:style-name="T17">两区间位置互换？</text:span></text:p>
            </text:list-header>
          </text:list>
          <text:list text:style-name="L5">
            <text:list-header>
              <text:p text:style-name="P8"><text:span text:style-name="T49">………………………………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4.359cm" svg:height="3.916cm" svg:x="2.002cm" svg:y="4.586cm">
          <text:list text:style-name="L6">
            <text:list-header>
              <text:p text:style-name="P8"><text:span text:style-name="T17">区间所有元素增加一给定值</text:span></text:p>
              <text:p text:style-name="P8"><text:span text:style-name="T17">区间所有元素重置为给定值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top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696cm" svg:height="10.27cm" svg:x="3.647cm" svg:y="2.853cm" draw:page-number="20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1" xml:id="id42" draw:id="id42">
        <draw:frame presentation:style-name="pr18" draw:layer="layout" svg:width="23.901cm" svg:height="3.499cm" svg:x="2.058cm" svg:y="1.156cm" presentation:class="title" presentation:placeholder="true" presentation:user-transformed="true">
          <draw:text-box/>
        </draw:frame>
        <draw:frame presentation:style-name="pr9" draw:text-style-name="P3" draw:layer="layout" svg:width="24.36cm" svg:height="13.706cm" svg:x="2.059cm" svg:y="5.454cm" presentation:class="outline" presentation:user-transformed="true">
          <draw:text-box>
            <text:list text:style-name="L6">
              <text:list-header>
                <text:p text:style-name="P10"><text:span text:style-name="T11">　　维护序列时，伸展树的子树可以挂接、脱落、交换。且因所访问区间靠近根部，向上维护代价不大。因此可以处理元素不固定的区间！</text:span></text:p>
              </text:list-header>
            </text:list>
          </draw:text-box>
        </draw:frame>
        <anim:par presentation:node-type="timing-root">
          <anim:par smil:begin="id42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21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1" xml:id="id43" draw:id="id43">
        <draw:frame presentation:style-name="pr5" draw:layer="layout" svg:width="23.897cm" svg:height="3.495cm" svg:x="2.058cm" svg:y="1.032cm" presentation:class="title" presentation:placeholder="true" presentation:user-transformed="true">
          <draw:text-box/>
        </draw:frame>
        <draw:frame presentation:style-name="pr19" draw:text-style-name="P3" draw:layer="layout" svg:width="24.355cm" svg:height="4.547cm" svg:x="2.058cm" svg:y="5.455cm" presentation:class="outline" presentation:user-transformed="true">
          <draw:text-box>
            <text:list text:style-name="L6">
              <text:list-header>
                <text:p text:style-name="P5"><text:span text:style-name="T11">　　于是，在下又参考另一位学长的程序，写过了一道</text:span></text:p>
              </text:list-header>
            </text:list>
          </draw:text-box>
        </draw:frame>
        <draw:custom-shape draw:style-name="gr5" draw:text-style-name="P3" xml:id="id44" draw:id="id44" draw:layer="layout" svg:width="24.355cm" svg:height="13.701cm" svg:x="2.474cm" svg:y="7.501cm">
          <text:list text:style-name="L6">
            <text:list-header>
              <text:p text:style-name="P9"><text:span text:style-name="T17">　　　　　　　　　　原本是用线段树的题目。</text:span></text:p>
              <text:p text:style-name="P9"><text:span text:style-name="T17">　　这下我见识了什么叫“纠结”…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692cm" svg:height="10.266cm" svg:x="3.647cm" svg:y="2.853cm" draw:page-number="22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1" xml:id="id45" draw:id="id45">
        <draw:frame presentation:style-name="pr8" draw:text-style-name="P3" draw:layer="layout" svg:width="23.901cm" svg:height="3.498cm" svg:x="2.058cm" svg:y="0.784cm" presentation:class="title" presentation:user-transformed="true">
          <draw:text-box>
            <text:list text:style-name="L4">
              <text:list-header>
                <text:p text:style-name="P4"><text:span text:style-name="T6">自顶向下？</text:span></text:p>
              </text:list-header>
            </text:list>
          </draw:text-box>
        </draw:frame>
        <draw:frame presentation:style-name="pr9" draw:text-style-name="P3" draw:layer="layout" svg:width="24.36cm" svg:height="13.706cm" svg:x="2.059cm" svg:y="5.454cm" presentation:class="outline" presentation:user-transformed="true">
          <draw:text-box>
            <text:list text:style-name="L6">
              <text:list-header>
                <text:p text:style-name="P10"><text:span text:style-name="T10">慢着～</text:span></text:p>
                <text:p text:style-name="P10"><text:span text:style-name="T9"/></text:p>
                <text:p text:style-name="P10"><text:span text:style-name="T10">　　方才说到伸展树有个更高效的“自顶向下”实现方式。</text:span></text:p>
                <text:p text:style-name="P10"><text:span text:style-name="T10">　　然而对维护子树性质的伸展树来说，似乎行不通？</text:span></text:p>
              </text:list-header>
            </text:list>
          </draw:text-box>
        </draw:frame>
        <anim:par presentation:node-type="timing-root">
          <anim:par smil:begin="id45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23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1" xml:id="id46" draw:id="id46">
        <draw:custom-shape draw:style-name="gr13" draw:text-style-name="P3" draw:layer="layout" svg:width="2.002cm" svg:height="2.002cm" svg:x="6.998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002cm" svg:height="2.002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01cm" svg:height="2.002cm" svg:x="13.498cm" svg:y="2.00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8cm" svg:x="1.001cm" svg:y="7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999cm" svg:height="4.498cm" svg:x="4cm" svg:y="10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8cm" svg:x="23.001cm" svg:y="7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8cm" svg:x="19.998cm" svg:y="10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8.012cm" svg:y1="8.011cm" svg:x2="5.984cm" svg:y2="6.486cm">
          <text:p/>
        </draw:line>
        <draw:line draw:style-name="gr7" draw:text-style-name="P7" draw:layer="layout" svg:x1="2.999cm" svg:y1="8.011cm" svg:x2="4cm" svg:y2="6.486cm">
          <text:p/>
        </draw:line>
        <draw:line draw:style-name="gr7" draw:text-style-name="P7" draw:layer="layout" svg:x1="6.002cm" svg:y1="11.011cm" svg:x2="7.003cm" svg:y2="9.485cm">
          <text:p/>
        </draw:line>
        <draw:line draw:style-name="gr7" draw:text-style-name="P7" draw:layer="layout" svg:x1="22.013cm" svg:y1="6.5cm" svg:x2="19.985cm" svg:y2="7.999cm">
          <text:p/>
        </draw:line>
        <draw:line draw:style-name="gr7" draw:text-style-name="P7" draw:layer="layout" svg:x1="25.012cm" svg:y1="8.011cm" svg:x2="23.984cm" svg:y2="6.486cm">
          <text:p/>
        </draw:line>
        <draw:line draw:style-name="gr7" draw:text-style-name="P7" draw:layer="layout" svg:x1="22.012cm" svg:y1="11.011cm" svg:x2="20.985cm" svg:y2="9.485cm">
          <text:p/>
        </draw:line>
        <draw:custom-shape draw:style-name="gr6" draw:text-style-name="P3" draw:layer="layout" svg:width="4cm" svg:height="4.498cm" svg:x="10.001cm" svg:y="6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999cm" svg:height="4.498cm" svg:x="14.001cm" svg:y="6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16.012cm" svg:y1="7.01cm" svg:x2="14.984cm" svg:y2="5.485cm">
          <text:p/>
        </draw:line>
        <draw:line draw:style-name="gr7" draw:text-style-name="P7" draw:layer="layout" svg:x1="11.999cm" svg:y1="7.01cm" svg:x2="13cm" svg:y2="5.485cm">
          <text:p/>
        </draw:line>
        <draw:custom-shape draw:style-name="gr13" draw:text-style-name="P3" draw:layer="layout" svg:width="2.002cm" svg:height="2.002cm" svg:x="4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002cm" svg:height="2.002cm" svg:x="22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003cm" svg:height="2.002cm" svg:x="19.001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01cm" svg:height="2.002cm" svg:x="4.498cm" svg:y="2.99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1.001cm" svg:height="2.002cm" svg:x="22.498cm" svg:y="2.99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out" svg:width="15.999cm" svg:height="1.698cm" svg:x="6.998cm" svg:y="16.501cm">
          <text:list text:style-name="L3">
            <text:list-header>
              <text:p text:style-name="P6"><text:span text:style-name="T51">灰色点必须自底向上维护！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6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24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1T1">
        <draw:custom-shape draw:style-name="gr13" draw:text-style-name="P3" draw:layer="layout" svg:width="2.002cm" svg:height="2.002cm" svg:x="6.998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002cm" svg:height="2.002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01cm" svg:height="2.002cm" svg:x="13.498cm" svg:y="2.00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7cm" svg:x="1.001cm" svg:y="9.4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999cm" svg:height="4.497cm" svg:x="4cm" svg:y="12.5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7cm" svg:x="23.001cm" svg:y="9.4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7cm" svg:x="19.998cm" svg:y="12.5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2.999cm" svg:y1="9.512cm" svg:x2="4cm" svg:y2="7.986cm">
          <text:p/>
        </draw:line>
        <draw:line draw:style-name="gr7" draw:text-style-name="P7" draw:layer="layout" svg:x1="6.002cm" svg:y1="12.515cm" svg:x2="7.003cm" svg:y2="10.989cm">
          <text:p/>
        </draw:line>
        <draw:line draw:style-name="gr7" draw:text-style-name="P7" draw:layer="layout" svg:x1="25.012cm" svg:y1="9.512cm" svg:x2="23.984cm" svg:y2="7.986cm">
          <text:p/>
        </draw:line>
        <draw:line draw:style-name="gr7" draw:text-style-name="P7" draw:layer="layout" svg:x1="22.012cm" svg:y1="12.515cm" svg:x2="20.985cm" svg:y2="10.989cm">
          <text:p/>
        </draw:line>
        <draw:custom-shape draw:style-name="gr6" draw:text-style-name="P3" draw:layer="layout" svg:width="4cm" svg:height="4.498cm" svg:x="10.001cm" svg:y="6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999cm" svg:height="4.498cm" svg:x="14.001cm" svg:y="6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16.012cm" svg:y1="7.01cm" svg:x2="14.984cm" svg:y2="5.485cm">
          <text:p/>
        </draw:line>
        <draw:line draw:style-name="gr7" draw:text-style-name="P7" draw:layer="layout" svg:x1="11.999cm" svg:y1="7.01cm" svg:x2="13cm" svg:y2="5.485cm">
          <text:p/>
        </draw:line>
        <draw:custom-shape draw:style-name="gr13" draw:text-style-name="P3" draw:layer="layout" svg:width="2.002cm" svg:height="2.002cm" svg:x="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002cm" svg:height="2.002cm" svg:x="2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003cm" svg:height="2.002cm" svg:x="19.001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9cm" svg:y1="11.01cm" svg:x2="10.001cm" svg:y2="10.485cm">
          <text:p/>
        </draw:line>
        <draw:line draw:style-name="gr7" draw:text-style-name="P7" draw:layer="layout" svg:x1="18cm" svg:y1="10.5cm" svg:x2="19.001cm" svg:y2="10.998cm">
          <text:p/>
        </draw:line>
        <draw:line draw:style-name="gr7" draw:text-style-name="P7" draw:layer="layout" svg:x1="18cm" svg:y1="10.512cm" svg:x2="23.001cm" svg:y2="5.485cm">
          <text:p/>
        </draw:line>
        <draw:line draw:style-name="gr7" draw:text-style-name="P7" draw:layer="layout" svg:x1="23.001cm" svg:y1="6.512cm" svg:x2="23.006cm" svg:y2="5.485cm">
          <text:p/>
        </draw:line>
        <draw:line draw:style-name="gr7" draw:text-style-name="P7" draw:layer="layout" svg:x1="5.001cm" svg:y1="5.499cm" svg:x2="10.001cm" svg:y2="10.5cm">
          <text:p/>
        </draw:line>
        <draw:line draw:style-name="gr7" draw:text-style-name="P7" draw:layer="layout" svg:x1="5.001cm" svg:y1="5.499cm" svg:x2="5.005cm" svg:y2="6.5cm">
          <text:p/>
        </draw:line>
        <draw:custom-shape draw:style-name="gr6" draw:text-style-name="P3" draw:layer="layout" svg:width="3.999cm" svg:height="4.498cm" svg:x="26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28.014cm" svg:y1="6.513cm" svg:x2="26.987cm" svg:y2="4.987cm">
          <text:p/>
        </draw:line>
        <draw:custom-shape draw:style-name="gr13" draw:text-style-name="P3" draw:layer="layout" svg:width="2.002cm" svg:height="2.002cm" svg:x="24.999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0.999cm" svg:y1="6.5cm" svg:x2="22cm" svg:y2="7.999cm">
          <text:p/>
        </draw:line>
        <draw:line draw:style-name="gr7" draw:text-style-name="P7" draw:layer="layout" svg:x1="20.999cm" svg:y1="6.512cm" svg:x2="26cm" svg:y2="1.485cm">
          <text:p/>
        </draw:line>
        <draw:line draw:style-name="gr7" draw:text-style-name="P7" draw:layer="layout" svg:x1="26cm" svg:y1="3.514cm" svg:x2="26.004cm" svg:y2="1.485cm">
          <text:p/>
        </draw:line>
        <draw:custom-shape draw:style-name="gr9" draw:text-style-name="P3" draw:layer="layout" svg:width="1.001cm" svg:height="2.002cm" svg:x="19.5cm" svg:y="7.50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999cm" svg:height="4.498cm" svg:x="-2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-0.498cm" svg:y1="6.513cm" svg:x2="0.503cm" svg:y2="4.987cm">
          <text:p/>
        </draw:line>
        <draw:custom-shape draw:style-name="gr13" draw:text-style-name="P3" draw:layer="layout" svg:width="2.002cm" svg:height="2.002cm" svg:x="0.498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6.002cm" svg:y1="8.011cm" svg:x2="7.003cm" svg:y2="6.486cm">
          <text:p/>
        </draw:line>
        <draw:line draw:style-name="gr7" draw:text-style-name="P7" draw:layer="layout" svg:x1="2.002cm" svg:y1="1.499cm" svg:x2="7.003cm" svg:y2="6.5cm">
          <text:p/>
        </draw:line>
        <draw:line draw:style-name="gr7" draw:text-style-name="P7" draw:layer="layout" svg:x1="2.002cm" svg:y1="1.499cm" svg:x2="2.006cm" svg:y2="3.501cm">
          <text:p/>
        </draw:line>
        <draw:custom-shape draw:style-name="gr9" draw:text-style-name="P3" draw:layer="layout" svg:width="1.001cm" svg:height="2.002cm" svg:x="7.501cm" svg:y="7.50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out" svg:width="15.998cm" svg:height="3.144cm" svg:x="7.501cm" svg:y="12.502cm">
          <text:list text:style-name="L3">
            <text:list-header>
              <text:p text:style-name="P6"><text:span text:style-name="T51">左、右临时树反过来存！</text:span></text:p>
              <text:p text:style-name="P6"><text:span text:style-name="T51">反正就是个链表而已～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696cm" svg:height="10.27cm" svg:x="3.647cm" svg:y="2.853cm" draw:page-number="25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1T1">
        <draw:custom-shape draw:style-name="gr13" draw:text-style-name="P3" draw:layer="layout" svg:width="2.002cm" svg:height="2.002cm" svg:x="6.998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002cm" svg:height="2.002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01cm" svg:height="2.002cm" svg:x="13.498cm" svg:y="2.00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7cm" svg:x="1.001cm" svg:y="9.4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999cm" svg:height="4.497cm" svg:x="4cm" svg:y="12.5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7cm" svg:x="23.001cm" svg:y="9.4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.498cm" svg:x="16.999cm" svg:y="10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2.999cm" svg:y1="9.512cm" svg:x2="4cm" svg:y2="7.986cm">
          <text:p/>
        </draw:line>
        <draw:line draw:style-name="gr7" draw:text-style-name="P7" draw:layer="layout" svg:x1="6.002cm" svg:y1="12.515cm" svg:x2="7.003cm" svg:y2="10.989cm">
          <text:p/>
        </draw:line>
        <draw:line draw:style-name="gr7" draw:text-style-name="P7" draw:layer="layout" svg:x1="25.012cm" svg:y1="9.512cm" svg:x2="23.984cm" svg:y2="7.986cm">
          <text:p/>
        </draw:line>
        <draw:line draw:style-name="gr7" draw:text-style-name="P7" draw:layer="layout" svg:x1="19.015cm" svg:y1="11.011cm" svg:x2="17.987cm" svg:y2="9.485cm">
          <text:p/>
        </draw:line>
        <draw:custom-shape draw:style-name="gr6" draw:text-style-name="P3" draw:layer="layout" svg:width="4cm" svg:height="4.498cm" svg:x="10.001cm" svg:y="6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999cm" svg:height="4.498cm" svg:x="13cm" svg:y="10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17.012cm" svg:y1="8.012cm" svg:x2="14.983cm" svg:y2="5.486cm">
          <text:p/>
        </draw:line>
        <draw:line draw:style-name="gr7" draw:text-style-name="P7" draw:layer="layout" svg:x1="11.999cm" svg:y1="7.01cm" svg:x2="13cm" svg:y2="5.485cm">
          <text:p/>
        </draw:line>
        <draw:custom-shape draw:style-name="gr13" draw:text-style-name="P3" draw:layer="layout" svg:width="2.002cm" svg:height="2.002cm" svg:x="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002cm" svg:height="2.002cm" svg:x="2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002cm" svg:height="2.002cm" svg:x="15.998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9cm" svg:y1="11.01cm" svg:x2="10.001cm" svg:y2="10.485cm">
          <text:p/>
        </draw:line>
        <draw:line draw:style-name="gr7" draw:text-style-name="P7" draw:layer="layout" svg:x1="15.002cm" svg:y1="11.011cm" svg:x2="16.003cm" svg:y2="9.485cm">
          <text:p/>
        </draw:line>
        <draw:line draw:style-name="gr7" draw:text-style-name="P7" draw:layer="layout" svg:x1="5.001cm" svg:y1="5.499cm" svg:x2="10.001cm" svg:y2="10.5cm">
          <text:p/>
        </draw:line>
        <draw:line draw:style-name="gr7" draw:text-style-name="P7" draw:layer="layout" svg:x1="5.001cm" svg:y1="5.499cm" svg:x2="5.005cm" svg:y2="6.5cm">
          <text:p/>
        </draw:line>
        <draw:custom-shape draw:style-name="gr6" draw:text-style-name="P3" draw:layer="layout" svg:width="3.999cm" svg:height="4.498cm" svg:x="26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28.014cm" svg:y1="6.513cm" svg:x2="26.987cm" svg:y2="4.987cm">
          <text:p/>
        </draw:line>
        <draw:custom-shape draw:style-name="gr13" draw:text-style-name="P3" draw:layer="layout" svg:width="2.002cm" svg:height="2.002cm" svg:x="24.999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0.999cm" svg:y1="6.5cm" svg:x2="22cm" svg:y2="7.999cm">
          <text:p/>
        </draw:line>
        <draw:line draw:style-name="gr7" draw:text-style-name="P7" draw:layer="layout" svg:x1="20.999cm" svg:y1="6.512cm" svg:x2="26cm" svg:y2="1.485cm">
          <text:p/>
        </draw:line>
        <draw:line draw:style-name="gr7" draw:text-style-name="P7" draw:layer="layout" svg:x1="26cm" svg:y1="3.514cm" svg:x2="26.004cm" svg:y2="1.485cm">
          <text:p/>
        </draw:line>
        <draw:custom-shape draw:style-name="gr9" draw:text-style-name="P3" draw:layer="layout" svg:width="1.001cm" svg:height="2.002cm" svg:x="22.498cm" svg:y="4.498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999cm" svg:height="4.498cm" svg:x="-2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-0.498cm" svg:y1="6.513cm" svg:x2="0.503cm" svg:y2="4.987cm">
          <text:p/>
        </draw:line>
        <draw:custom-shape draw:style-name="gr13" draw:text-style-name="P3" draw:layer="layout" svg:width="2.002cm" svg:height="2.002cm" svg:x="0.498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6.002cm" svg:y1="8.011cm" svg:x2="7.003cm" svg:y2="6.486cm">
          <text:p/>
        </draw:line>
        <draw:line draw:style-name="gr7" draw:text-style-name="P7" draw:layer="layout" svg:x1="2.002cm" svg:y1="1.499cm" svg:x2="7.003cm" svg:y2="6.5cm">
          <text:p/>
        </draw:line>
        <draw:line draw:style-name="gr7" draw:text-style-name="P7" draw:layer="layout" svg:x1="2.002cm" svg:y1="1.499cm" svg:x2="2.006cm" svg:y2="3.501cm">
          <text:p/>
        </draw:line>
        <draw:custom-shape draw:style-name="gr9" draw:text-style-name="P3" draw:layer="layout" svg:width="1.001cm" svg:height="2.002cm" svg:x="7.501cm" svg:y="7.50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out" svg:width="10.001cm" svg:height="3.144cm" svg:x="14.001cm" svg:y="15.853cm">
          <text:list text:style-name="L3">
            <text:list-header>
              <text:p text:style-name="P6"><text:span text:style-name="T51">逐层更新！</text:span></text:p>
              <text:p text:style-name="P6"><text:span text:style-name="T51">成功！！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696cm" svg:height="10.27cm" svg:x="3.647cm" svg:y="2.853cm" draw:page-number="26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1" xml:id="id47" draw:id="id47">
        <draw:frame presentation:style-name="pr5" draw:layer="layout" svg:width="23.897cm" svg:height="3.495cm" svg:x="2.058cm" svg:y="1.032cm" presentation:class="title" presentation:placeholder="true" presentation:user-transformed="true">
          <draw:text-box/>
        </draw:frame>
        <draw:frame presentation:style-name="pr3" draw:text-style-name="P3" draw:layer="layout" svg:width="24.355cm" svg:height="13.702cm" svg:x="2.058cm" svg:y="5.454cm" presentation:class="outline" presentation:user-transformed="true">
          <draw:text-box>
            <text:list text:style-name="L6">
              <text:list-header>
                <text:p text:style-name="P5"><text:span text:style-name="T11">　　于是，在下</text:span></text:p>
              </text:list-header>
            </text:list>
          </draw:text-box>
        </draw:frame>
        <draw:custom-shape draw:style-name="gr5" draw:text-style-name="P3" xml:id="id48" draw:id="id48" draw:layer="layout" svg:width="24.355cm" svg:height="13.701cm" svg:x="1.645cm" svg:y="5.499cm">
          <text:list text:style-name="L6">
            <text:list-header>
              <text:p text:style-name="P9"><text:span text:style-name="T17">　　　　　　　这次没再参考其他人的程序，自己写出了上回那道题的自顶向下伸展树版！</text:span></text:p>
              <text:p text:style-name="P9"><text:span text:style-name="T17">　　之后，又凭藉它写了</text:span><text:span text:style-name="T18">NOI</text:span><text:span text:style-name="T17">的那两道用块链的题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1+width/2;x" smil:keyTimes="0;1"/>
                  <anim:animate smil:dur="0.5s" smil:fill="hold" smil:targetElement="id4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692cm" svg:height="10.266cm" svg:x="3.647cm" svg:y="2.853cm" draw:page-number="27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1" xml:id="id49" draw:id="id49">
        <draw:frame presentation:style-name="pr5" draw:layer="layout" svg:width="23.897cm" svg:height="3.495cm" svg:x="2.058cm" svg:y="1.032cm" presentation:class="title" presentation:placeholder="true" presentation:user-transformed="true">
          <draw:text-box/>
        </draw:frame>
        <draw:frame presentation:style-name="pr3" draw:text-style-name="P3" draw:layer="layout" svg:width="24.355cm" svg:height="13.702cm" svg:x="2.058cm" svg:y="5.454cm" presentation:class="outline" presentation:user-transformed="true">
          <draw:text-box>
            <text:list text:style-name="L6">
              <text:list-header>
                <text:p text:style-name="P5"><text:span text:style-name="T11">　　在下现在忽然觉得，自顶向下写起来比标准伸展树还要简单呢！</text:span></text:p>
              </text:list-header>
            </text:list>
          </draw:text-box>
        </draw:frame>
        <anim:par presentation:node-type="timing-root">
          <anim:par smil:begin="id49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2cm" svg:height="10.266cm" svg:x="3.647cm" svg:y="2.853cm" draw:page-number="28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1T1" xml:id="id50" draw:id="id50">
        <draw:frame presentation:style-name="pr8" draw:text-style-name="P3" draw:layer="layout" svg:width="23.901cm" svg:height="3.498cm" svg:x="2.058cm" svg:y="0.784cm" presentation:class="title" presentation:user-transformed="true">
          <draw:text-box>
            <text:list text:style-name="L4">
              <text:list-header>
                <text:p text:style-name="P4"><text:span text:style-name="T6">其他应用：動態樹</text:span></text:p>
              </text:list-header>
            </text:list>
          </draw:text-box>
        </draw:frame>
        <draw:frame presentation:style-name="pr19" draw:text-style-name="P3" draw:layer="layout" svg:width="24.36cm" svg:height="4.547cm" svg:x="2.059cm" svg:y="5.455cm" presentation:class="outline" presentation:user-transformed="true">
          <draw:text-box>
            <text:list text:style-name="L6">
              <text:list-header>
                <text:p text:style-name="P10"><text:span text:style-name="T11">　　由于伸展树结构灵活，亦可用于维护动态树。</text:span></text:p>
              </text:list-header>
            </text:list>
          </draw:text-box>
        </draw:frame>
        <anim:par presentation:node-type="timing-root">
          <anim:par smil:begin="id50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6cm" svg:height="10.27cm" svg:x="3.647cm" svg:y="2.853cm" draw:page-number="29" presentation:class="page"/>
          <draw:frame presentation:style-name="pr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1T1" xml:id="id51" draw:id="id51">
        <draw:frame presentation:style-name="pr2" draw:text-style-name="P3" draw:layer="layout" svg:width="23.897cm" svg:height="3.493cm" svg:x="2.058cm" svg:y="0.785cm" presentation:class="title" presentation:user-transformed="true">
          <draw:text-box>
            <text:list text:style-name="L4">
              <text:list-header>
                <text:p text:style-name="P4"><text:span text:style-name="T6">體會</text:span></text:p>
              </text:list-header>
            </text:list>
          </draw:text-box>
        </draw:frame>
        <draw:frame presentation:style-name="pr3" draw:text-style-name="P3" draw:layer="layout" svg:width="24.355cm" svg:height="13.702cm" svg:x="2.058cm" svg:y="5.454cm" presentation:class="outline" presentation:user-transformed="true">
          <draw:text-box>
            <text:list text:style-name="L6">
              <text:list-header>
                <text:p text:style-name="P5"><text:span text:style-name="T41">　　伸展树是我学习时间很长的数据结构。它思路简单，而道理精妙。它实现原理容易，而细节处理变化多端。</text:span></text:p>
              </text:list-header>
            </text:list>
          </draw:text-box>
        </draw:frame>
        <anim:par presentation:node-type="timing-root">
          <anim:par smil:begin="id51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2cm" svg:height="10.266cm" svg:x="3.647cm" svg:y="2.853cm" draw:page-number="30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1T1" xml:id="id52" draw:id="id52">
        <draw:frame presentation:style-name="pr2" draw:text-style-name="P3" draw:layer="layout" svg:width="23.897cm" svg:height="3.493cm" svg:x="2.058cm" svg:y="0.785cm" presentation:class="title" presentation:user-transformed="true">
          <draw:text-box>
            <text:list text:style-name="L4">
              <text:list-header>
                <text:p text:style-name="P4"><text:span text:style-name="T6">常学常新！</text:span></text:p>
              </text:list-header>
            </text:list>
          </draw:text-box>
        </draw:frame>
        <draw:frame presentation:style-name="pr3" draw:text-style-name="P3" draw:layer="layout" svg:width="24.355cm" svg:height="13.702cm" svg:x="2.058cm" svg:y="5.454cm" presentation:class="outline" presentation:user-transformed="true">
          <draw:text-box>
            <text:list text:style-name="L1">
              <text:list-header>
                <text:p text:style-name="P5"><text:span text:style-name="T52">“</text:span><text:span text:style-name="T53">学而不厌。”</text:span></text:p>
              </text:list-header>
            </text:list>
            <text:list text:style-name="L6">
              <text:list-header>
                <text:p text:style-name="P5"><text:span text:style-name="T48"/></text:p>
                <text:p text:style-name="P5"><text:span text:style-name="T41">　　知识之原野广阔无垠。即便己知地界中，亦缊藏珠玉无数。</text:span></text:p>
              </text:list-header>
            </text:list>
          </draw:text-box>
        </draw:frame>
        <anim:par presentation:node-type="timing-root">
          <anim:par smil:begin="id52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2cm" svg:height="10.266cm" svg:x="3.647cm" svg:y="2.853cm" draw:page-number="31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1T1" xml:id="id53" draw:id="id53">
        <draw:frame presentation:style-name="pr20" draw:text-style-name="P3" draw:layer="layout" svg:width="15.5cm" svg:height="14.001cm" svg:x="2.002cm" svg:y="2.999cm" presentation:class="outline" presentation:user-transformed="true">
          <draw:text-box>
            <text:list text:style-name="L6">
              <text:list-header>
                <text:p text:style-name="P12"><text:span text:style-name="T54">　　希望各位对信息学兴趣浓厚的同学在信息学的世界中尽情遨游！</text:span></text:p>
              </text:list-header>
            </text:list>
          </draw:text-box>
        </draw:frame>
        <draw:custom-shape draw:style-name="gr1" draw:text-style-name="P2" draw:layer="layout" svg:width="5.165cm" svg:height="17.502cm" svg:x="19.834cm" svg:y="1.499cm">
          <text:list text:style-name="L1">
            <text:list-header>
              <text:p text:style-name="P1"><text:span text:style-name="T55">與君共勉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3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3.692cm" svg:height="10.266cm" svg:x="3.647cm" svg:y="2.853cm" draw:page-number="32" presentation:class="page"/>
          <draw:frame presentation:style-name="pr4" draw:layer="layout" svg:width="14.504cm" svg:height="11.396cm" svg:x="3.25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软雅黑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ZSongTi" style:font-family-generic="swiss" style:font-pitch="variable" fo:font-size="24pt" fo:font-style="normal" fo:text-shadow="none" style:text-underline-style="none" fo:font-weight="normal" style:font-family-asian="FZSongTi" style:font-family-generic-asian="swiss" style:font-pitch-asian="variable" style:font-size-asian="24pt" style:font-style-asian="normal" style:font-weight-asian="normal" style:font-family-complex="FZSongT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003366" draw:textarea-horizontal-align="center" draw:textarea-vertical-align="middle"/>
      <style:paragraph-properties fo:text-align="center"/>
    </style:style>
    <style:style style:name="默认-backgroundobjects" style:family="presentation">
      <style:graphic-properties draw:shadow="hidden" draw:shadow-offset-x="0.3cm" draw:shadow-offset-y="0.3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FZSongTi" style:font-family-generic="swiss" style:font-pitch="variable" fo:font-size="24pt" fo:font-style="normal" fo:text-shadow="none" style:text-underline-style="none" fo:font-weight="normal" style:font-family-asian="FZSongTi" style:font-family-generic-asian="swiss" style:font-pitch-asian="variable" style:font-size-asian="24pt" style:font-style-asian="normal" style:font-weight-asian="normal" style:font-family-complex="FZSongTi" style:font-family-generic-complex="swiss" style:font-pitch-complex="variable" style:font-size-complex="24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微软雅黑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fo:padding-top="0.056cm" fo:padding-bottom="0cm" fo:padding-left="0cm" fo:padding-right="0cm">
        <text:list-style style:name="默认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5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6e6e6" style:text-outline="false" style:text-line-through-style="none" style:text-position="0% 100%" fo:font-family="方正字迹-张颢硬笔楷书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2.063cm" fo:margin-right="0cm" fo:margin-top="0cm" fo:margin-bottom="0cm" fo:line-height="95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position="0% 100%" fo:font-family="方正字迹-张颢硬笔楷书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3.175cm" fo:margin-right="0cm" fo:margin-top="0cm" fo:margin-bottom="0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position="0% 100%" fo:font-family="方正字迹-张颢硬笔楷书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4.445cm" fo:margin-right="0cm" fo:margin-top="0cm" fo:margin-bottom="0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position="0% 100%" fo:font-family="方正字迹-张颢硬笔楷书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5.715cm" fo:margin-right="0cm" fo:margin-top="0cm" fo:margin-bottom="0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方正字迹-张颢硬笔楷书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5.715cm" fo:margin-right="0cm" fo:margin-top="0cm" fo:margin-bottom="0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方正字迹-张颢硬笔楷书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5.715cm" fo:margin-right="0cm" fo:margin-top="0cm" fo:margin-bottom="0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方正字迹-张颢硬笔楷书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5.715cm" fo:margin-right="0cm" fo:margin-top="0cm" fo:margin-bottom="0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方正字迹-张颢硬笔楷书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5.715cm" fo:margin-right="0cm" fo:margin-top="0cm" fo:margin-bottom="0cm" fo:line-height="9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方正字迹-张颢硬笔楷书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5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cccccc" style:text-outline="false" style:text-line-through-style="none" style:text-position="0% 100%" fo:font-family="FZSongTi" style:font-family-generic="swiss" style:font-pitch="variable" fo:font-size="32pt" fo:font-style="normal" fo:text-shadow="none" style:text-underline-style="none" fo:font-weight="normal" style:font-family-asian="方正字迹-张颢硬笔楷书" style:font-pitch-asian="variable" style:font-size-asian="32pt" style:font-style-asian="normal" style:font-weight-asian="normal" style:font-family-complex="方正字迹-张颢硬笔楷书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9966" style:text-outline="false" style:text-line-through-style="none" style:text-position="0% 100%" fo:font-family="文鼎隶书U30-M" style:font-family-generic="script" style:font-pitch="variable" fo:font-size="54pt" fo:font-style="normal" fo:text-shadow="none" style:text-underline-style="none" fo:font-weight="bold" style:font-family-asian="文鼎隶书U30-M" style:font-family-generic-asian="script" style:font-pitch-asian="variable" style:font-size-asian="54pt" style:font-style-asian="normal" style:font-weight-asian="bold" style:font-family-complex="文鼎隶书U30-M" style:font-family-generic-complex="script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9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3.888cm" svg:height="3.485cm" svg:x="2.059cm" svg:y="0.785cm" presentation:class="title" presentation:placeholder="true">
        <draw:text-box/>
      </draw:frame>
      <draw:frame presentation:style-name="默认-outline1" draw:layer="backgroundobjects" svg:width="24.346cm" svg:height="13.693cm" svg:x="2.059cm" svg:y="5.455cm" presentation:class="outline" presentation:placeholder="true">
        <draw:text-box/>
      </draw:frame>
      <draw:custom-shape draw:style-name="Mgr3" draw:text-style-name="MP3" draw:layer="backgroundobjects" svg:width="25.987cm" svg:height="0.269cm" svg:x="2.015cm" svg:y="19.65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3" draw:layer="backgroundobjects" svg:width="22.476cm" svg:height="0.269cm" svg:x="5.521cm" svg:y="20.24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默认-title" draw:layer="backgroundobjects" svg:width="13.683cm" svg:height="10.258cm" svg:x="3.646cm" svg:y="2.852cm" presentation:class="page"/>
        <draw:frame presentation:style-name="默认-notes" draw:layer="backgroundobjects" svg:width="14.495cm" svg:height="11.387cm" svg:x="3.249cm" svg:y="14.12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深蓝</dc:title>
    <dc:description>深蓝色背景和橙色标题</dc:description>
    <meta:initial-creator>Sheng-k'ai Chou</meta:initial-creator>
    <meta:creation-date>2012-02-04T13:12:52</meta:creation-date>
    <meta:editing-cycles>2</meta:editing-cycles>
    <meta:editing-duration>P23DT22H38M35S</meta:editing-duration>
    <meta:generator>OpenOffice.org/3.3$Win32 OpenOffice.org_project/330m20$Build-9567</meta:generator>
    <dc:date>2012-02-07T18:24:23.46</dc:date>
    <dc:creator>Sheng-k'ai Chou</dc:creator>
    <meta:document-statistic meta:object-count="331"/>
  </office:meta>
</office:document-meta>
</file>